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2" style:family="graphic" style:parent-style-name="standard">
      <style:graphic-properties draw:stroke="solid" svg:stroke-width="0.035cm" svg:stroke-color="#000000" draw:stroke-linejoin="miter" draw:fill="solid" draw:fill-color="#000099" draw:opacity="50%"/>
    </style:style>
    <style:style style:name="gr3" style:family="graphic" style:parent-style-name="standard">
      <style:graphic-properties draw:stroke="solid" svg:stroke-width="0.035cm" svg:stroke-color="#000000" draw:stroke-linejoin="miter" draw:fill="solid" draw:fill-color="#ff33ff" draw:opacity="50%"/>
    </style:style>
    <style:style style:name="gr4" style:family="graphic" style:parent-style-name="standard">
      <style:graphic-properties draw:stroke="solid" svg:stroke-width="0.035cm" svg:stroke-color="#000000" draw:stroke-linejoin="miter" draw:fill="solid" draw:fill-color="#ffff00" draw:opacity="49%"/>
    </style:style>
    <style:style style:name="gr5" style:family="graphic" style:parent-style-name="standard">
      <style:graphic-properties draw:stroke="solid" svg:stroke-width="0.035cm" svg:stroke-color="#000000" draw:stroke-linejoin="miter" draw:fill="solid" draw:fill-color="#990066" draw:opacity="50%"/>
    </style:style>
    <style:style style:name="gr6" style:family="graphic" style:parent-style-name="standard">
      <style:graphic-properties draw:stroke="solid" svg:stroke-width="0.035cm" svg:stroke-color="#000000" draw:stroke-linejoin="miter" draw:fill="solid" draw:fill-color="#006666" draw:opacity="50%"/>
    </style:style>
    <style:style style:name="gr7" style:family="graphic" style:parent-style-name="standard">
      <style:graphic-properties draw:stroke="solid" svg:stroke-width="0.035cm" svg:stroke-color="#000000" draw:stroke-linejoin="miter" draw:fill="solid" draw:fill-color="#006600" draw:opacity="50%"/>
    </style:style>
    <style:style style:name="gr8" style:family="graphic" style:parent-style-name="standard">
      <style:graphic-properties draw:stroke="solid" svg:stroke-width="0.035cm" svg:stroke-color="#000000" draw:stroke-linejoin="miter" draw:fill="solid" draw:fill-color="#990000" draw:opacity="50%"/>
    </style:style>
    <style:style style:name="gr9" style:family="graphic" style:parent-style-name="standard">
      <style:graphic-properties draw:stroke="none" draw:fill="none" draw:textarea-horizontal-align="left" draw:auto-grow-width="true" fo:min-height="0.964cm" fo:min-width="0.002cm" fo:padding-top="0cm" fo:padding-bottom="0cm" fo:padding-left="0cm" fo:padding-right="0cm"/>
    </style:style>
    <style:style style:name="gr10" style:family="graphic" style:parent-style-name="standard">
      <style:graphic-properties draw:stroke="solid" svg:stroke-width="0.035cm" svg:stroke-color="#000000" draw:stroke-linejoin="miter" draw:fill="solid" draw:fill-color="#ffff00" draw:opacity="50%"/>
    </style:style>
    <style:style style:name="gr11" style:family="graphic" style:parent-style-name="standard">
      <style:graphic-properties draw:stroke="solid" svg:stroke-color="#000000" draw:fill="solid" draw:fill-color="#006600" draw:opacity="50%" fo:min-height="2.224cm"/>
    </style:style>
    <style:style style:name="gr12" style:family="graphic" style:parent-style-name="standard">
      <style:graphic-properties draw:stroke="solid" svg:stroke-color="#000000" draw:fill="solid" draw:fill-color="#000099" draw:opacity="50%" fo:min-height="4.447cm"/>
    </style:style>
    <style:style style:name="gr13" style:family="graphic" style:parent-style-name="standard">
      <style:graphic-properties draw:stroke="solid" svg:stroke-color="#000000" draw:fill="solid" draw:fill-color="#ff33ff" draw:opacity="50%" fo:min-height="4.447cm"/>
    </style:style>
    <style:style style:name="gr14" style:family="graphic" style:parent-style-name="standard">
      <style:graphic-properties draw:stroke="solid" svg:stroke-color="#000000" draw:fill="solid" draw:fill-color="#006666" draw:opacity="50%" fo:min-height="4.55cm"/>
    </style:style>
    <style:style style:name="gr15" style:family="graphic" style:parent-style-name="standard">
      <style:graphic-properties draw:stroke="solid" svg:stroke-color="#000000" draw:fill="solid" draw:fill-color="#990000" draw:opacity="50%" fo:min-height="6.67cm"/>
    </style:style>
    <style:style style:name="gr16" style:family="graphic" style:parent-style-name="standard">
      <style:graphic-properties draw:stroke="solid" svg:stroke-color="#000000" draw:fill="solid" draw:fill-color="#990066" draw:opacity="50%" fo:min-height="4.447cm"/>
    </style:style>
    <style:style style:name="gr17" style:family="graphic" style:parent-style-name="standard">
      <style:graphic-properties draw:stroke="solid" svg:stroke-color="#000000" draw:fill="solid" draw:fill-color="#ffff00" draw:opacity="50%" fo:min-height="4.447cm"/>
    </style:style>
    <style:style style:name="gr18" style:family="graphic" style:parent-style-name="standard">
      <style:graphic-properties draw:stroke="solid" svg:stroke-width="0.1cm" svg:stroke-color="#000000" draw:marker-start-width="0.5cm" draw:marker-end-width="0.5cm" draw:fill="none" fo:min-height="5.786cm" fo:padding-top="0.175cm" fo:padding-bottom="0.175cm" fo:padding-left="0.3cm" fo:padding-right="0.3cm"/>
    </style:style>
    <style:style style:name="gr19" style:family="graphic" style:parent-style-name="standard">
      <style:graphic-properties draw:stroke="solid" svg:stroke-width="0.1cm" svg:stroke-color="#000000" draw:marker-start-width="0.5cm" draw:marker-end-width="0.5cm" draw:fill="none" fo:min-height="2.635cm" fo:padding-top="0.175cm" fo:padding-bottom="0.175cm" fo:padding-left="0.3cm" fo:padding-right="0.3cm"/>
    </style:style>
    <style:style style:name="gr20" style:family="graphic" style:parent-style-name="standard">
      <style:graphic-properties draw:stroke="solid" svg:stroke-width="0.1cm" svg:stroke-color="#000000" draw:marker-start-width="0.5cm" draw:marker-end-width="0.5cm" draw:fill="none" fo:min-height="5.269cm" fo:padding-top="0.175cm" fo:padding-bottom="0.175cm" fo:padding-left="0.3cm" fo:padding-right="0.3cm"/>
    </style:style>
    <style:style style:name="gr21" style:family="graphic" style:parent-style-name="standard">
      <style:graphic-properties draw:stroke="solid" svg:stroke-width="0.1cm" svg:stroke-color="#000000" draw:marker-start-width="0.5cm" draw:marker-end-width="0.5cm" draw:fill="none" fo:min-height="3.952cm" fo:padding-top="0.175cm" fo:padding-bottom="0.175cm" fo:padding-left="0.3cm" fo:padding-right="0.3cm"/>
    </style:style>
    <style:style style:name="gr22" style:family="graphic" style:parent-style-name="standard">
      <style:graphic-properties draw:stroke="none" draw:fill="none" draw:textarea-horizontal-align="left" draw:auto-grow-width="true" fo:min-height="1.483cm" fo:min-width="4.132cm" fo:padding-top="0cm" fo:padding-bottom="0cm" fo:padding-left="0cm" fo:padding-right="0cm"/>
    </style:style>
    <style:style style:name="gr23" style:family="graphic" style:parent-style-name="standard">
      <style:graphic-properties draw:stroke="none" draw:fill="none" draw:textarea-horizontal-align="left" draw:auto-grow-width="true" fo:min-height="1.483cm" fo:min-width="4.133cm" fo:padding-top="0cm" fo:padding-bottom="0cm" fo:padding-left="0cm" fo:padding-right="0cm"/>
    </style:style>
    <style:style style:name="gr24" style:family="graphic" style:parent-style-name="standard">
      <style:graphic-properties draw:stroke="none" draw:fill="none" draw:textarea-horizontal-align="left" draw:auto-grow-width="true" fo:min-height="1.483cm" fo:min-width="4.051cm" fo:padding-top="0cm" fo:padding-bottom="0cm" fo:padding-left="0cm" fo:padding-right="0cm"/>
    </style:style>
    <style:style style:name="gr25" style:family="graphic" style:parent-style-name="standard">
      <style:graphic-properties draw:stroke="none" draw:fill="none" draw:textarea-horizontal-align="left" draw:auto-grow-width="true" fo:min-height="1.483cm" fo:min-width="3.87cm" fo:padding-top="0cm" fo:padding-bottom="0cm" fo:padding-left="0cm" fo:padding-right="0cm"/>
    </style:style>
    <style:style style:name="gr26" style:family="graphic" style:parent-style-name="standard">
      <style:graphic-properties draw:stroke="none" draw:fill="none" draw:textarea-horizontal-align="left" draw:auto-grow-width="true" fo:min-height="1.483cm" fo:min-width="3.869cm" fo:padding-top="0cm" fo:padding-bottom="0cm" fo:padding-left="0cm" fo:padding-right="0cm"/>
    </style:style>
    <style:style style:name="gr27" style:family="graphic" style:parent-style-name="standard">
      <style:graphic-properties draw:stroke="solid" svg:stroke-width="0.035cm" svg:stroke-color="#000000" draw:marker-start-width="0.252cm" draw:marker-end-width="0.252cm" draw:fill="none" draw:fill-color="#ffffff" fo:min-height="3.125cm" fo:padding-top="0.142cm" fo:padding-bottom="0.142cm" fo:padding-left="0.267cm" fo:padding-right="0.267cm"/>
    </style:style>
    <style:style style:name="gr28" style:family="graphic" style:parent-style-name="standard">
      <style:graphic-properties draw:stroke="solid" svg:stroke-width="0.035cm" svg:stroke-color="#000000" draw:marker-start-width="0.252cm" draw:marker-end-width="0.252cm" draw:fill="none" draw:fill-color="#ffffff" fo:min-height="3.295cm" fo:padding-top="0.142cm" fo:padding-bottom="0.142cm" fo:padding-left="0.267cm" fo:padding-right="0.267cm"/>
    </style:style>
    <style:style style:name="gr29" style:family="graphic" style:parent-style-name="objectwithoutfill">
      <style:graphic-properties draw:marker-end-width="0.3cm" svg:stroke-opacity="75%" draw:fill="none" draw:textarea-vertical-align="middle"/>
    </style:style>
    <style:style style:name="P1" style:family="paragraph">
      <loext:graphic-properties draw:fill="none"/>
    </style:style>
    <style:style style:name="P2" style:family="paragraph">
      <loext:graphic-properties draw:fill="solid" draw:fill-color="#000099" draw:opacity="50%"/>
    </style:style>
    <style:style style:name="P3" style:family="paragraph">
      <loext:graphic-properties draw:fill="solid" draw:fill-color="#ff33ff" draw:opacity="50%"/>
    </style:style>
    <style:style style:name="P4" style:family="paragraph">
      <loext:graphic-properties draw:fill="solid" draw:fill-color="#ffff00" draw:opacity="49%"/>
    </style:style>
    <style:style style:name="P5" style:family="paragraph">
      <loext:graphic-properties draw:fill="solid" draw:fill-color="#990066" draw:opacity="50%"/>
    </style:style>
    <style:style style:name="P6" style:family="paragraph">
      <loext:graphic-properties draw:fill="solid" draw:fill-color="#006666" draw:opacity="50%"/>
    </style:style>
    <style:style style:name="P7" style:family="paragraph">
      <loext:graphic-properties draw:fill="solid" draw:fill-color="#006600" draw:opacity="50%"/>
    </style:style>
    <style:style style:name="P8" style:family="paragraph">
      <loext:graphic-properties draw:fill="solid" draw:fill-color="#990000" draw:opacity="50%"/>
    </style:style>
    <style:style style:name="P9" style:family="paragraph">
      <loext:graphic-properties draw:fill="solid" draw:fill-color="#ffff00" draw:opacity="50%"/>
    </style:style>
    <style:style style:name="P10" style:family="paragraph">
      <style:paragraph-properties fo:text-align="center"/>
    </style:style>
    <style:style style:name="P11" style:family="paragraph">
      <loext:graphic-properties draw:fill="solid" draw:fill-color="#006600" draw:opacity="50%"/>
      <style:paragraph-properties fo:text-align="center"/>
      <style:text-properties style:font-name="DejaVu Sans Condensed" fo:font-size="54pt" style:font-size-asian="54pt" style:font-size-complex="54pt"/>
    </style:style>
    <style:style style:name="P12" style:family="paragraph">
      <loext:graphic-properties draw:fill="solid" draw:fill-color="#000099" draw:opacity="50%"/>
      <style:paragraph-properties fo:text-align="center"/>
      <style:text-properties style:font-name="DejaVu Sans Condensed" fo:font-size="54pt" style:font-size-asian="54pt" style:font-size-complex="54pt"/>
    </style:style>
    <style:style style:name="P13" style:family="paragraph">
      <loext:graphic-properties draw:fill="solid" draw:fill-color="#ff33ff" draw:opacity="50%"/>
      <style:paragraph-properties fo:text-align="center"/>
      <style:text-properties style:font-name="DejaVu Sans Condensed" fo:font-size="54pt" style:font-size-asian="54pt" style:font-size-complex="54pt"/>
    </style:style>
    <style:style style:name="P14" style:family="paragraph">
      <loext:graphic-properties draw:fill="solid" draw:fill-color="#006666" draw:opacity="50%"/>
      <style:paragraph-properties fo:text-align="center"/>
      <style:text-properties style:font-name="DejaVu Sans Condensed" fo:font-size="54pt" style:font-size-asian="54pt" style:font-size-complex="54pt"/>
    </style:style>
    <style:style style:name="P15" style:family="paragraph">
      <loext:graphic-properties draw:fill="solid" draw:fill-color="#990000" draw:opacity="50%"/>
      <style:paragraph-properties fo:text-align="center"/>
      <style:text-properties style:font-name="DejaVu Sans Condensed" fo:font-size="54pt" style:font-size-asian="54pt" style:font-size-complex="54pt"/>
    </style:style>
    <style:style style:name="P16" style:family="paragraph">
      <loext:graphic-properties draw:fill="solid" draw:fill-color="#990066" draw:opacity="50%"/>
      <style:paragraph-properties fo:text-align="center"/>
      <style:text-properties style:font-name="DejaVu Sans Condensed" fo:font-size="54pt" style:font-size-asian="54pt" style:font-size-complex="54pt"/>
    </style:style>
    <style:style style:name="P17" style:family="paragraph">
      <loext:graphic-properties draw:fill="solid" draw:fill-color="#ffff00" draw:opacity="50%"/>
      <style:paragraph-properties fo:text-align="center"/>
      <style:text-properties style:font-name="DejaVu Sans Condensed" fo:font-size="54pt" style:font-size-asian="54pt" style:font-size-complex="54pt"/>
    </style:style>
    <style:style style:name="P18" style:family="paragraph">
      <loext:graphic-properties draw:fill="none"/>
      <style:paragraph-properties fo:text-align="center"/>
      <style:text-properties style:font-name="DejaVu Sans Condensed" fo:font-size="32pt" style:font-size-asian="32pt" style:font-size-complex="32pt"/>
    </style:style>
    <style:style style:name="P19" style:family="paragraph">
      <loext:graphic-properties draw:fill="none"/>
      <style:paragraph-properties fo:text-align="center"/>
      <style:text-properties style:font-name="DejaVu Sans Condensed" fo:font-size="36pt"/>
    </style:style>
    <style:style style:name="P20" style:family="paragraph">
      <loext:graphic-properties draw:fill="none" draw:fill-color="#ffffff"/>
      <style:paragraph-properties fo:text-align="center"/>
      <style:text-properties style:font-name="DejaVu Sans Condensed" fo:font-size="72pt" fo:font-weight="bold" style:font-size-asian="72pt" style:font-weight-asian="bold" style:font-size-complex="72pt" style:font-weight-complex="bold"/>
    </style:style>
    <style:style style:name="P21" style:family="paragraph">
      <loext:graphic-properties draw:fill="none" draw:fill-color="#ffffff"/>
      <style:paragraph-properties fo:text-align="center"/>
      <style:text-properties style:font-name="DejaVu Sans Condensed" fo:font-size="80pt" fo:font-weight="bold" style:font-size-asian="80pt" style:font-weight-asian="bold" style:font-size-complex="80pt" style:font-weight-complex="bold"/>
    </style:style>
    <style:style style:name="P22" style:family="paragraph">
      <loext:graphic-properties draw:fill="none"/>
      <style:paragraph-properties fo:text-align="center"/>
    </style:style>
    <style:style style:name="T1" style:family="text">
      <style:text-properties style:font-name="DejaVu Sans Condensed" fo:font-size="54pt" style:font-size-asian="54pt" style:font-size-complex="54pt"/>
    </style:style>
    <style:style style:name="T2" style:family="text">
      <style:text-properties style:font-name="DejaVu Sans Condensed" fo:font-size="32pt" style:font-size-asian="32pt" style:font-size-complex="32pt"/>
    </style:style>
    <style:style style:name="T3" style:family="text">
      <style:text-properties fo:font-variant="normal" fo:text-transform="none" fo:color="#000000" style:font-name="DejaVu Sans Condensed" fo:font-size="36pt" fo:font-style="normal" fo:font-weight="normal"/>
    </style:style>
    <style:style style:name="T4" style:family="text">
      <style:text-properties style:font-name="DejaVu Sans Condensed" fo:font-size="72pt" fo:font-weight="bold" style:font-size-asian="72pt" style:font-weight-asian="bold" style:font-size-complex="72pt" style:font-weight-complex="bold"/>
    </style:style>
    <style:style style:name="T5" style:family="text">
      <style:text-properties style:font-name="DejaVu Sans Condensed"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line draw:style-name="gr1" draw:text-style-name="P1" draw:layer="layout" svg:x1="15.183cm" svg:y1="33.125cm" svg:x2="15.183cm" svg:y2="15.848cm">
              <text:p/>
            </draw:line>
            <draw:line draw:style-name="gr1" draw:text-style-name="P1" draw:layer="layout" svg:x1="21.678cm" svg:y1="33.125cm" svg:x2="21.678cm" svg:y2="15.848cm">
              <text:p/>
            </draw:line>
            <draw:line draw:style-name="gr1" draw:text-style-name="P1" draw:layer="layout" svg:x1="28.172cm" svg:y1="33.125cm" svg:x2="28.172cm" svg:y2="15.848cm">
              <text:p/>
            </draw:line>
            <draw:line draw:style-name="gr1" draw:text-style-name="P1" draw:layer="layout" svg:x1="34.668cm" svg:y1="33.125cm" svg:x2="34.668cm" svg:y2="15.848cm">
              <text:p/>
            </draw:line>
            <draw:line draw:style-name="gr1" draw:text-style-name="P1" draw:layer="layout" svg:x1="41.162cm" svg:y1="33.125cm" svg:x2="41.162cm" svg:y2="15.848cm">
              <text:p/>
            </draw:line>
            <draw:line draw:style-name="gr1" draw:text-style-name="P1" draw:layer="layout" svg:x1="47.657cm" svg:y1="33.125cm" svg:x2="47.657cm" svg:y2="15.848cm">
              <text:p/>
            </draw:line>
            <draw:line draw:style-name="gr1" draw:text-style-name="P1" draw:layer="layout" svg:x1="54.152cm" svg:y1="33.125cm" svg:x2="54.152cm" svg:y2="15.848cm">
              <text:p/>
            </draw:line>
            <draw:line draw:style-name="gr1" draw:text-style-name="P1" draw:layer="layout" svg:x1="60.647cm" svg:y1="33.125cm" svg:x2="60.647cm" svg:y2="15.848cm">
              <text:p/>
            </draw:line>
            <draw:line draw:style-name="gr1" draw:text-style-name="P1" draw:layer="layout" svg:x1="67.141cm" svg:y1="33.125cm" svg:x2="67.141cm" svg:y2="15.848cm">
              <text:p/>
            </draw:line>
            <draw:line draw:style-name="gr1" draw:text-style-name="P1" draw:layer="layout" svg:x1="73.636cm" svg:y1="33.125cm" svg:x2="73.636cm" svg:y2="15.848cm">
              <text:p/>
            </draw:line>
            <draw:line draw:style-name="gr1" draw:text-style-name="P1" draw:layer="layout" svg:x1="80.131cm" svg:y1="33.125cm" svg:x2="80.131cm" svg:y2="15.848cm">
              <text:p/>
            </draw:line>
            <draw:line draw:style-name="gr1" draw:text-style-name="P1" draw:layer="layout" svg:x1="86.626cm" svg:y1="33.125cm" svg:x2="86.626cm" svg:y2="15.848cm">
              <text:p/>
            </draw:line>
            <draw:line draw:style-name="gr1" draw:text-style-name="P1" draw:layer="layout" svg:x1="93.121cm" svg:y1="33.125cm" svg:x2="93.121cm" svg:y2="15.848cm">
              <text:p/>
            </draw:line>
            <draw:polyline draw:style-name="gr1" draw:text-style-name="P1" draw:layer="layout" svg:width="89.999cm" svg:height="17.277cm" svg:x="9.5cm" svg:y="15.848cm" svg:viewBox="0 0 90000 17278" draw:points="0,0 0,17278 90000,17278 90000,0">
              <text:p/>
            </draw:polyline>
            <draw:path draw:style-name="gr2" draw:text-style-name="P2" draw:layer="layout" svg:width="89.999cm" svg:height="17.277cm" svg:x="9.5cm" svg:y="15.848cm" svg:viewBox="0 0 90000 17278" svg:d="M0 16323l155-100c154-100 463-299 773-378 309-77 618-34 927 84 310 117 620 310 929 406 309 95 618 93 927-247 310-340 619-1017 928-1591s618-1044 928-1663c309-619 619-1385 928-1769 309-383 619-384 928-232 309 153 618 459 927 696 310 238 619 407 928 381 309-27 618-248 929-71 309 176 618 751 927 1308 310 556 619 1094 928 1448 309 353 618 522 928 451 309-70 618-378 927-670 310-292 620-566 929-897 309-330 618-717 927-632 310 83 619 639 928 976 309 338 618 455 928 165 309-289 619-987 928-1282s619-186 928 37c309 221 618 558 927 628 310 70 619-126 928-313 309-188 618-365 929-560 309-195 618-406 927-827 309-420 619-1049 928-1332 309-284 618-223 927-311 310-89 619-328 928-1090 310-763 619-2050 929-2746 309-697 618-802 927-1735 309-934 619-2696 928-3576 309-881 618-881 927-881 310 0 620 0 929 0s618 0 928 0c309 0 618 0 927 0s619 0 928 0 618 0 929 0c309 0 618 0 927 0s619 0 928 0 618 0 927 0c310 0 619 0 928 0 310 0 619 0 929 0 309 0 618 0 927 0s619 0 928 0 618 0 927 723c310 724 620 2171 929 2171s618-1447 928-2171c309-723 618-723 927-723s619 0 928 0 618 0 928 0 619 0 928 0 618 0 928 0c309 0 618 0 927 0s619 0 928 1511c310 1512 619 4535 928 6085 310 1550 619 1628 928 1639s618-43 928-45c309-2 618 47 927 95s620 94 929 149 618 119 928-627c309-746 618-2303 927-3133 309-832 619-938 928-1048s619-225 928 347c310 572 619 1831 928 2522s618 813 928 1028c309 213 618 518 927 893 309 377 619 823 929 1275 309 453 618 912 927 1097 310 184 619 93 928 268 309 174 618 613 928 723 309 110 618-108 927-246 310-136 620-192 929-153 309 40 618 175 927-105 310-280 619-976 928-677s618 1592 928 2044c309 452 619 63 928-705 309-767 619-1910 928-4129s618-5513 927-7161c310-1647 619-1647 928-1647s618 0 929 0c309 0 618 0 927 1256 309 1255 619 3766 928 5732s618 3388 927 4137c310 750 619 827 928 1318 310 490 620 1394 929 1477 309 82 618-658 927-731 310-71 619 525 928 777 309 251 618 158 928-250 309-408 619-1131 928-1114 309 16 619 771 928 1365s618 1026 927 1202c310 175 619 94 928-828 309-921 618-2682 929-3625 309-941 618-1066 927-643 309 424 619 1395 928 2022 309 625 618 906 927 1178 310 274 619 539 774 673l154 132v1252l-154-140c-155-138-464-418-774-614-309-196-618-309-927-790s-619-1331-928-1714c-309-381-618-296-927 522-311 817-620 2366-929 3148-309 784-618 801-928 650-309-151-618-470-927-913s-619-1008-928-1001-619 589-928 919c-310 331-619 412-928 194-309-217-618-731-928-702-309 31-618 604-927 526-309-80-619-812-929-1101-309-290-618-135-928-282-309-147-618-596-927-1664s-619-2758-928-3595c-309-838-618-825-927-1050-311-225-620-687-929-1171-309-483-618-989-928-36-309 954-618 3366-927 5003-309 1638-619 2501-928 3110-309 610-619 966-928 552-310-414-619-1600-928-1870-309-271-618 373-928 644-309 270-618 166-927 139s-619 24-929 192c-309 170-618 456-927 378-310-78-619-521-928-679-309-157-618-29-928-123-309-94-618-410-927-701-310-291-620-557-929-844s-618-594-927-766c-310-172-619-209-928-768-309-560-618-1640-928-2070-309-429-619-208-928-83-309 124-619 152-928 775s-618 1841-927 2399c-310 558-619 457-928 401s-620-66-929-17c-309 48-618 157-927 294-310 138-619 304-928 440s-618 240-928-1093c-309-1332-618-4101-928-5390-309-1287-619-1094-928-978-309 115-618 151-927 251-310 100-619 264-928 453-309 188-618 402-928 475-310 74-619 6-928-129-309-137-619-342-928-619-309-276-618-623-927-172-310 450-619 1699-928 1612-309-88-619-1510-929-2163-309-653-618-537-927-424s-619 222-928 313-618 165-927 205c-310 41-619 50-929 117-309 67-618 194-928 269-309 76-618 101-927 245s-619 406-928 598-618 312-927 344c-311 32-620-24-929-181-309-156-619-410-928-473s-618 65-927 150c-310 84-619 124-928 29-309-96-619-328-929-613-309-284-618-621-927-22-309 600-619 2136-928 2924s-618 827-927 1358c-310 532-619 1556-929 2145-309 590-618 745-928 740-309-7-618-172-927 33s-619 781-928 1104c-309 325-618 398-927 502-311 104-620 241-929 341-309 101-618 165-928 39-309-127-618-445-927-681-309-237-619-391-928-121-309 269-619 964-928 1237-310 274-619 126-928-160s-618-712-928-767c-309-55-618 261-927 481-309 219-619 341-929 516-309 174-618 402-927 495-310 91-619 51-928-118-309-168-618-462-928-745-309-282-618-553-927-671-311-117-620-83-929-161-309-79-618-268-928-525-309-256-618-576-927-768s-619-255-928 13c-309 269-619 869-928 1345-310 478-619 831-928 1309-309 479-618 1083-928 1385-309 302-618 302-927 192-309-111-619-330-929-448-309-119-618-134-927-24-310 110-619 346-773 464l-155 118z">
              <text:p/>
            </draw:path>
            <draw:path draw:style-name="gr3" draw:text-style-name="P3" draw:layer="layout" svg:width="89.999cm" svg:height="7.117cm" svg:x="9.5cm" svg:y="26.008cm" svg:viewBox="0 0 90000 7118" svg:d="M0 4987l155-148c154-148 463-443 773-559 309-117 618-53 927 111 310 164 620 429 929 607 309 176 618 266 927 463 310 197 619 502 928 643 309 142 618 118 928-30 309-149 619-422 928-539s619-77 928-22 618 126 927 198c310 74 619 148 928 165 309 18 618-21 929 16 309 36 618 149 927 219 310 70 619 99 928 130 309 29 618 61 928-112 309-172 618-548 927-1319 310-771 620-1935 929-2802 309-865 618-1430 927-1736 310-305 619-351 928-150 309 200 618 647 928 1255 309 608 619 1378 928 2043 309 664 619 1223 928 1459s618 151 927 75c310-75 619-141 928-241 309-101 618-236 929-342 309-104 618-177 927-182s619 57 928 289c309 231 618 633 927 808 310 174 619 121 928 100 310-21 619-12 929-479 309-467 618-1412 927-1813s619-257 928-217c309 41 618-21 927 84 310 105 620 378 929 750 309 373 618 845 928 1067 309 221 618 191 927 249s619 201 928 323c309 121 618 220 929 358 309 137 618 311 927 278 309-35 619-278 928-308 309-28 618 158 927 251 310 94 619 96 928 125 310 27 619 81 929 90 309 9 618-27 927-28 309 0 619 36 928 29s618-57 927-84c310-25 620-26 929-18 309 9 618 29 928-39 309-67 618-223 927-269 309-45 619 20 928 110s618 204 928 352 619 328 928 412c309 83 618 68 928-23 309-92 618-262 927-386 309-125 619-204 928-238 310-33 619-19 928 84 310 103 619 295 928 391 309 95 618 95 928 91 309-3 618-9 927-69 309-59 620-171 929-631 309-458 618-1263 928-1900 309-638 618-1108 927-1368 309-258 619-305 928 127s619 1342 928 2028c310 687 619 1151 928 1386s618 241 928 251c309 10 618 24 927 3s619-79 929-196c309-116 618-293 927-495 310-202 619-430 928-409s618 294 928 524c309 230 618 419 927 536 310 117 620 162 929 194s618 48 927-378c310-425 619-1292 928-2272 309-978 618-2070 928-2580 309-510 619-439 928 384 309 821 619 2392 928 3262 309 871 618 1040 927 1138 310 99 619 129 928 129 309 1 618-27 929-51 309-25 618-47 927-8 309 38 619 136 928 244 309 110 618 228 927 280 310 52 619 39 928 5 310-34 620-86 929-216s618-336 927-469c310-132 619-190 928-260 309-69 618-150 928-216 309-67 619-120 928 14s619 456 928 635c309 178 618 214 927 223 310 9 619-8 928-27 309-20 618-42 929-57 309-15 618-23 927-1 309 21 619 71 928 99 309 27 618 32 927 3 310-29 619-93 774-125l154-31v884h-154c-155 0-464 0-774 0-309 0-618 0-927 0s-619 0-928 0-618 0-927 0c-311 0-620 0-929 0s-618 0-928 0c-309 0-618 0-927-112-309-113-619-339-928-446-309-106-619-95-928-64-310 29-619 76-928 113-309 38-618 63-928 114-309 51-618 126-927 177s-619 76-929 93c-309 15-618 20-928 12-309-8-618-30-927-49s-619-37-928-41-618 5-927 7c-311 2-620-4-929-7s-618-4-928-27c-309-23-618-68-927-694s-619-1833-928-2518-619-848-928-462c-310 388-619 1326-928 2069-309 741-618 1288-928 1562-309 273-618 273-927 273s-619 0-929-101c-309-100-618-301-927-524-310-225-619-471-928-480s-618 219-928 443c-309 223-618 443-927 553-310 109-620 109-929 109s-618 0-927 0c-310 0-619 0-928-157s-618-470-928-1037c-309-565-619-1382-928-1717-309-333-619-184-928 41-309 224-618 524-927 1015-310 492-619 1174-928 1514-309 341-620 341-929 341s-618 0-927 0c-310 0-619 0-928-94s-618-280-928-380c-309-99-618-111-928-89-309 21-619 75-928 174-309 100-618 244-927 317-310 72-619 72-928-1-309-74-618-222-928-346-310-125-619-226-928-298-309-73-619-116-928-59-309 58-618 218-927 285-310 68-619 42-928 28s-619-19-929-14c-309 5-618 19-927 23s-619-3-928 2-618 23-927 29c-310 6-619 1-929 0-309-2-618-1-928-92-309-91-618-275-927-260-309 13-619 224-928 244s-618-150-927-270c-311-118-620-186-929-238-309-51-619-86-928-92-309-7-618 16-927-132-310-149-619-469-928-707-309-237-619-392-929-447-309-55-618-10-927-98-309-87-619-306-928-13-309 292-618 1095-927 1486-310 393-619 374-929 364-309-11-618-14-928-192-309-180-618-536-927-708-309-173-619-161-928-117s-618 123-927 187c-311 64-620 114-929 146s-618 46-928 90c-309 44-618 117-927-52-309-170-619-582-928-1124-309-541-619-1213-928-1663-310-450-619-679-928-774-309-96-618-57-928 156-309 212-618 600-927 1217-309 618-619 1466-929 2010-309 544-618 784-927 894-310 111-619 93-928 101-309 9-618 44-928 42-309-2-618-41-927-46-311-5-620 23-929 8s-618-75-928-124c-309-50-618-91-927-107-309-17-619-10-928 116s-619 372-928 496c-310 122-619 122-928-20-309-143-618-426-928-567-309-142-618-139-927-235-309-95-619-287-929-406-309-117-618-161-927-82-310 77-619 277-773 377l-155 99z">
              <text:p/>
            </draw:path>
            <draw:path draw:style-name="gr4" draw:text-style-name="P4" draw:layer="layout" svg:width="89.999cm" svg:height="7.149cm" svg:x="9.5cm" svg:y="25.455cm" svg:viewBox="0 0 90000 7150" svg:d="M0 4135l155-163c154-162 463-487 773-624 309-137 618-85 927-121 310-38 620-164 929 81s618 861 927 1349c310 487 619 845 928 1015 309 171 618 153 928-27 309-181 619-526 928-651 309-126 619-31 928 80 309 112 618 241 927 346 310 105 619 188 928 50s618-494 929-536c309-44 618 226 927 509 310 282 619 577 928 744 309 169 618 211 928 237 309 27 618 38 927-137 310-174 620-535 929-874s618-655 927-1111c310-456 619-1053 928-1237 309-183 618 46 928 496 309 450 619 1120 928 1321 309 200 619-70 928-569 309-500 618-1229 927-1794 310-564 619-963 928-1335 309-373 618-718 929-960 309-243 618-383 927 89s619 1554 928 2178 618 789 927 795c310 5 619-150 928-161 310-12 619 120 929 395 309 276 618 694 927 1013 309 318 619 537 928 624s618 42 927 97c310 55 620 210 929 72 309-137 618-569 928-810 309-241 618-293 927-267 309 25 619 128 928 111s618-155 929-731c309-578 618-1595 927-1741 309-147 619 578 928 1070 309 493 618 753 927 839 310 86 619-3 928-109 310-105 619-227 929-303 309-78 618-109 927-134 309-24 619-41 928-79 309-37 618-96 927-129 310-33 620-39 929 143 309 180 618 548 928 876 309 329 618 618 927 803 309 184 619 262 928 214 309-47 618-220 928-453 310-231 619-521 928-815s618-593 928-711c309-118 618-58 927 56 309 113 619 279 928 372 310 92 619 113 928 70 310-43 619-147 928 45s618 679 928 906c309 226 618 192 927 147 309-46 620-102 929 51s618 516 928 740c309 222 618 305 927 311s619-65 928-351c309-287 619-788 928-1027 310-239 619-215 928-211s618-11 928-6c309 5 618 31 927-79 309-108 619-352 929-315 309 36 618 352 927 446 310 94 619-34 928-526 309-493 618-1351 928-1920 309-568 618-847 927-974 310-128 620-104 929 9s618 317 927 657c310 339 619 813 928 1123 309 308 618 452 928 866 309 414 619 1100 928 1012 309-89 619-952 928-1389s618-448 927-758c310-309 619-918 928-1067 309-150 618 160 929 666 309 507 618 1212 927 1779s619 996 928 1388c309 393 618 748 927 1011 310 264 619 434 928 473 310 40 620-52 929-385s618-907 927-1542c310-634 619-1329 928-1767 309-436 618-616 928-343 309 275 619 1002 928 1113 309 110 619-398 928-912 309-512 618-1030 927-1342 310-312 619-421 928-248 309 172 618 624 929 1378 309 753 618 1808 927 2403s619 730 928 843c309 112 618 203 927 185 310-16 619-140 774-203l154-61v1063l-154 32c-155 32-464 95-774 125-309 29-618 23-927-5-309-27-619-77-928-550s-618-1369-927-2030c-311-661-620-1088-929-1256-309-169-618-81-928 199-309 279-618 749-927 1210-309 462-619 915-928 899-309-15-619-501-928-698-310-196-619-102-928 237s-618 922-928 1318c-309 395-618 602-927 732-309 129-619 182-929 129-309-53-618-211-928-392-309-180-618-383-927-618s-619-501-928-945c-309-445-618-1066-927-1467-311-401-620-581-929-343s-618 895-928 1203c-309 309-618 270-927 583-309 312-619 977-928 991s-619-625-928-1002c-310-379-619-496-928-795s-618-780-928-1088c-309-308-618-443-927-482-309-40-619 16-929 153-309 137-618 356-927 808-310 452-619 1138-928 1455-309 316-618 263-928 127-309-136-618-355-927-307-310 48-620 363-929 505s-618 112-927 97c-310-15-619-15-928-33s-618-53-928 182c-309 234-619 737-928 985-309 246-619 238-928 192s-618-129-927-347c-310-218-619-569-928-684s-620 6-929 121c-309 116-618 225-927 72-310-153-619-568-928-686s-618 60-928 144c-309 83-618 69-928 76-309 8-619 35-928 32s-618-38-927 36c-310 72-619 254-928 352-309 99-618 114-928 154-310 39-619 102-928 101-309 0-619-65-928-132-309-65-618-130-927-199-310-68-619-137-928-173-309-35-619-35-929-10-309 23-618 72-927 41-309-29-619-137-928-208-309-69-618-101-927-125-310-24-619-40-929-15-309 25-618 90-928 186-309 95-618 220-927-115-309-334-619-1126-928-1093-309 35-618 896-927 1278-311 380-620 281-929 159s-619-265-928-323c-309-57-618-28-927 179-310 206-619 590-928 765-309 176-619 143-929 135-309-7-618 9-927-74-309-81-619-263-928-589-309-328-618-801-927-1066-310-264-619-320-929-296-309 23-618 127-928 178-309 52-618 51-927-382-309-431-619-1294-928-1620-309-325-618-114-927 81-311 195-620 372-929 560-309 187-618 384-928 768-309 386-618 961-927 1389-309 427-619 708-928 548-309-161-619-763-928-1124-310-360-619-478-928-288-309 191-618 689-928 1021-309 333-618 497-927 683-309 185-619 392-929 469-309 76-618 23-927-19-310-42-619-74-928-194s-618-329-928-537c-309-209-618-417-927-364-311 54-620 369-929 490-309 119-618 44-928-28-309-72-618-143-927-199-309-55-619-95-928 22-309 118-619 391-928 540-310 148-619 171-928 30s-618-446-928-867c-309-422-618-959-927-1136s-619 6-929 65c-309 60-618-3-927 114-310 115-619 411-773 559l-155 148z">
              <text:p/>
            </draw:path>
            <draw:path draw:style-name="gr5" draw:text-style-name="P5" draw:layer="layout" svg:width="89.999cm" svg:height="17.04cm" svg:x="9.5cm" svg:y="16.084cm" svg:viewBox="0 0 90000 17041" svg:d="M0 9951l155 1064c154 1063 463 3192 773 4263 309 1071 618 1087 927 642 310-445 620-1350 929-2309s618-1972 927-2388c310-416 619-233 928 356 309 591 618 1591 928 2446 309 856 619 1567 928 1920 309 352 619 345 928 362s618 57 927 107c310 50 619 109 928 124s618-13 929-8c309 5 618 45 927 94 310 50 619 110 928 147s618 52 928 49c309-3 618-25 927-198 310-174 620-500 929-745s618-410 927-528c310-118 619-188 928-17 309 173 618 587 928 832 309 245 619 320 928 374s619 88 928 94c309 7 618-12 927-33 310-20 619-41 928-74 309-32 618-77 929-280 309-204 618-568 927-756 309-187 619-199 928-378 309-180 618-528 927-754 310-226 619-330 928-353 310-25 619 31 929 297 309 264 618 737 927 1148 309 413 619 764 928 936 309 174 618 169 927 92 310-77 620-227 929-327s618-150 928-186c309-37 618-61 927 43s619 332 928 474c309 141 618 195 929 216 309 23 618 14 927-3 309-15 619-37 928-50s618-19 927-23c310-4 619-5 928-3 310 2 619 6 929 0 309-6 618-24 927-29s619 2 928-2c309-3 618-18 927-22 310-5 620-1 929 13 309 15 618 40 928 60 309 19 618 34 927 48 309 15 619 30 928 15 309-14 618-58 928-145 310-86 619-217 928-311 309-95 618-154 928-87 309 66 618 258 927 327 309 68 619 14 928-7 310-22 619-10 928-115 310-105 619-328 928-452 309-125 618-152 928-221 309-67 618-176 927-292 309-115 620-236 929-121 309 114 618 466 928 309 309-158 618-824 927-1231 309-408 619-558 928-1066 309-507 619-1372 928-1801 310-431 619-426 928-404 309 21 618 59 928 230 309 173 618 480 927 1156 309 677 619 1722 929 2436 309 714 618 1095 927 1296 310 201 619 220 928-45 309-266 618-816 928-1234 309-417 618-704 927-649 310 55 620 453 929 729 309 275 618 428 927 626 310 198 619 441 928 581 309 138 618 173 928 222 309 49 619 112 928 159s619 78 928 114c309 38 618 83 927 106 310 23 619 24 928 27 309 4 618 9 929 7 309-2 618-11 927-7 309 5 619 22 928 41s618 41 927 49c310 8 619 3 928-12 310-16 620-42 929-93 309-50 618-126 927-177 310-50 619-76 928-113s618-85 928-114c309-30 619-42 928-215 309-172 619-505 928-905 309-398 618-863 927-1388 310-525 619-1110 928-951s618 1063 929-77c309-1139 618-4322 927-6849s619-4399 928-5335 618-936 927 22c310 958 619 2876 774 3834l154 958v4209l-154-579c-155-581-464-1741-774-2456-309-715-618-985-927-477s-619 1793-928 3589-618 4101-927 4817c-311 717-620-155-929-325-309-168-618 366-928 803-309 438-618 780-927 1089-309 308-619 584-928 721s-619 137-928 137c-310 0-619 0-928 0s-618 0-928 0c-309 0-618 0-927 0s-619 0-929 0c-309 0-618 0-928 0-309 0-618 0-927 0s-619 0-928 0-618 0-927 0c-311 0-620 0-929 0s-618 0-928 0c-309 0-618 0-927 0s-619 0-928 0-619 0-928 0c-310 0-619 0-928-91-309-90-618-271-928-371-309-99-618-115-927-344s-619-670-929-788c-309-117-618 90-927 410-310 320-619 753-928 968-309 216-618 216-928 66-309-150-618-449-927-1018-310-568-620-1406-929-1838-309-431-618-457-927-462-310-5-619 10-928 6-309-5-618-28-928 210-309 240-619 741-928 1028-309 286-619 357-928 692-309 334-618 933-927 1076-310 142-619-172-928-273s-620 12-929 71-618 65-927 69c-310 3-619 3-928 101s-618 293-928 391c-309 97-618 97-928 97-309 0-619 0-928-75-309-76-618-228-927-296-310-70-619-54-928 21-309 76-618 213-928 282-310 68-619 68-928 68s-619 0-928 0-618 0-927 0c-310 0-619 0-928 0s-619 0-929 0c-309 0-618 0-927 0s-619 0-928 0-618 0-927 0c-310 0-619 0-929 0-309 0-618 0-928 0-309 0-618 0-927 0s-619 0-928 0-618 0-927 0c-311 0-620 0-929-90-309-89-619-270-928-353-309-82-618-67-927-55-310 12-619 22-928 104-309 83-619 238-929 317-309 77-618 77-927-20-309-98-619-293-928-581-309-289-618-672-927-869-310-196-619-206-929-184-309 21-618 73-928 236-309 164-618 437-927 568s-619 119-928 250c-309 130-618 404-927 540-311 137-620 137-929 137s-618 0-928 0c-309 0-618 0-927 0s-619 0-928 0-619 0-928-154c-310-154-619-462-928-604s-618-116-928-63c-309 53-618 133-927 275s-619 344-929 445c-309 101-618 101-927 101-310 0-619 0-928 0s-618 0-928 0c-309 0-618 0-927 0-311 0-620 0-929 0s-618 0-928 0c-309 0-618 0-927 0s-619 0-928-310-619-932-928-1593c-310-661-619-1362-928-1799-309-436-618-608-928-285-309 322-618 1138-927 1885s-619 1425-929 1763c-309 339-618 339-927-510-310-849-619-2546-773-3396l-155-849z">
              <text:p/>
            </draw:path>
            <draw:path draw:style-name="gr6" draw:text-style-name="P6" draw:layer="layout" svg:width="89.999cm" svg:height="15.664cm" svg:x="9.5cm" svg:y="15.848cm" svg:viewBox="0 0 90000 15665" svg:d="M0 0h155c154 0 463 0 773 0 309 0 618 0 927 0 310 0 620 0 929 987 309 986 618 2959 927 4044 310 1085 619 1282 928 1431s618 249 928 189c309-58 619-274 928-311 309-36 619 107 928 362s618 621 927 960c310 340 619 652 928 733s618-71 929 272c309 345 618 1186 927 1970 310 782 619 1508 928 1914 309 405 618 491 928 265 309-225 618-762 927-1693 310-931 620-2257 929-3263 309-1005 618-1689 927-2014 310-323 619-285 928-22 309 264 618 755 928 1143 309 387 619 673 928 623 309-49 619-433 928-1753 309-1321 618-3579 927-4708 310-1129 619-1129 928-1129s618 0 929 0c309 0 618 0 927 844s619 2532 928 3422 618 981 927 1006c310 24 619-19 928 676 310 697 619 2132 929 2831 309 698 618 659 927 668s619 67 928-533 618-1857 927-2369c310-512 620-280 929-184 309 95 618 55 928-29 309-85 618-213 927-150s619 317 928 473c309 157 618 213 929 181 309-32 618-152 927-344 309-191 619-454 928-598s618-169 927-245c310-75 619-202 928-269 310-67 619-76 929-117 309-40 618-114 927-205s619-200 928-313 618-229 927-1020c310-792 620-2258 929-1354s618 4178 928 5964c309 1784 618 2079 927 2276 309 196 619 295 928-359 309-655 618-2063 928-2874s619-1025 928-1213c309-189 618-353 928 155 309 507 618 1685 927 2322s619 733 928-7c310-740 619-2315 928-3893 310-1578 619-3161 928-3951 309-791 618-791 928-791 309 0 618 0 927 0s620 0 929 0 618 0 928 0c309 0 618 0 927 0s619 0 928 0 619 0 928 0c310 0 619 0 928 0s618 0 928 0c309 0 618 0 927 0s619 0 929 1051c309 1052 618 3155 927 4237 310 1083 619 1144 928 1097s618-204 928-387c309-182 618-390 927-484 310-93 620-71 929-27s618 109 927 122c310 11 619-31 928 57 309 89 618 307 928 570 309 263 619 570 928 672 309 103 619-3 928 466 309 468 618 1509 927 2800 310 1292 619 2834 928 3362s618 42 929-440c309-484 618-965 927-982s619 429 928 875c309 447 618 896 927 1043 310 147 619-7 928-246 310-237 620-558 929-1254 309-694 618-1764 927-2355 310-591 619-703 928-971 309-267 618-690 928-2250 309-1560 619-4257 928-5607 309-1349 619-1349 928-1349s618 0 927 0c310 0 619 0 928 0s618 0 929 0c309 0 618 0 927 945s619 2834 928 3914 618 1350 927 405c310-945 619-3104 774-4185l154-1079v5749l-154 987c-155 987-464 2959-774 3782-309 825-618 499-927-509-309-1009-619-2702-928-3218-309-517-618 141-927 598-311 457-620 713-929 816s-618 54-928-144c-309-199-618-547-927-1026-309-478-619-1087-928-327s-619 2887-928 4040c-310 1154-619 1333-928 1466-309 134-618 220-928 635-309 413-618 1153-927 1656-309 504-619 770-929 952-309 181-618 277-928 149-309-130-618-485-927-878s-619-821-928-814-618 451-927 934c-311 484-620 1009-929 584-309-424-618-1798-928-2880-309-1084-618-1876-927-2075-309-197-619 199-928 362-309 162-619 90-928 12-310-78-619-163-928-144s-618 143-928 102c-309-40-618-244-927-358-309-113-619-137-929-9-309 127-618 406-927 656-310 250-619 471-928 627s-618 247-928-772c-309-1019-618-3148-927-4269-310-1121-620-1235-929-1383-309-147-618-329-927-443-310-115-619-163-928-246-309-85-618-205-928-208-309-3-619 112-928 222s-619 216-928 389c-309 171-618 409-927 534-310 126-619 139-928 119s-620-73-929-85c-309-13-618 12-927-52-310-64-619-220-928 355s-618 1879-928 3221c-309 1342-618 2721-928 3328-309 607-619 441-928-145-309-587-618-1595-927-1996-310-402-619-198-928 0-309 199-618 393-928 1145s-619 2063-928 2679-619 538-928 353c-309-184-618-473-927-2179-310-1706-619-4830-928-5658-309-827-619 639-929 1442-309 804-618 944-927 1044s-619 161-928 197c-309 37-618 51-927 93-310 41-619 109-929 194-309 85-618 187-928 243-309 56-618 66-927 188s-619 355-928 583-618 449-927 573c-311 123-620 148-929 24s-619-397-928-541c-309-142-618-158-927-202-310-43-619-116-928-284-309-169-619-432-929 44-309 476-618 1692-927 2229-309 536-619 393-928 366-309-26-618 66-927-476-310-541-619-1715-929-2183-309-468-618-228-928-140-309 88-618 27-927-808-309-834-619-2442-928-3095s-618-350-927-47c-311 303-620 608-929 747s-618 111-928 1051c-309 939-618 2846-927 3745s-619 790-928 582c-309-209-619-518-928-896-310-378-619-824-928-1024-309-201-618-155-928 150-309 305-618 871-927 1569s-619 1527-929 2097c-309 569-618 877-927 947-310 71-619-98-928-451-309-354-618-892-928-1448-309-557-618-1132-927-1308-311-177-620 44-929 71-309 26-618-143-928-381-309-237-618-543-927-696-309-152-619-151-928-15-309 138-619 410-928 531-310 121-619 90-928-16-309-107-618-288-928-1283-309-995-618-2803-927-3668-309-864-619-785-929-745-309 40-618 40-927 87-310 46-619 139-773 185l-155 45z">
              <text:p/>
            </draw:path>
            <draw:path draw:style-name="gr7" draw:text-style-name="P7" draw:layer="layout" svg:width="89.999cm" svg:height="14.928cm" svg:x="9.5cm" svg:y="15.848cm" svg:viewBox="0 0 90000 14929" svg:d="M0 5954l155-45c154-46 463-139 773-185 309-47 618-47 927-87 310-40 620-119 929-1065s618-2759 927-3666c310-906 619-906 928-906s618 0 928 0c309 0 619 0 928 0s619 0 928 0 618 0 927 0c310 0 619 0 928 0s618 0 929 0c309 0 618 0 927 0 310 0 619 0 928 0s618 0 928 0c309 0 618 0 927 0 310 0 620 0 929 0s618 0 927 0c310 0 619 0 928 0s618 0 928 0c309 0 619 0 928 0s619 0 928 1152c309 1151 618 3455 927 4619 310 1165 619 1193 928 1054s618-444 929-747c309-303 618-606 927-1619 309-1012 619-2736 928-3598 309-861 618-861 927-861 310 0 619 0 928 0 310 0 619 0 929 0 309 0 618 0 927 798 309 799 619 2396 928 3977 309 1583 618 3150 927 4065 310 916 620 1179 929 1348 309 168 618 241 928 284 309 44 618 60 927 202 309 144 619 417 928 541s618 99 929 412c309 315 618 967 927 739 309-227 619-1336 928-1894 309-559 618-569 927-625 310-56 619-158 928-243 310-85 619-153 929-194 309-42 618-56 927-93 309-36 619-96 928-197 309-100 618-240 927-323 310-83 620-106 929-743 309-635 618-1884 928-2334 309-451 618-104 927 172 309 277 619 482 928 1301 309 820 618 2254 928 2873 310 621 619 427 928 229 309-199 618-403 928-1197 309-793 618-2176 927-2964 309-789 619-982 928-1906 310-923 619-2575 928-2542 310 32 619 1751 928 2688s618 1093 928 1157c309 64 618 39 927 52 309 12 620 65 929 85s618 7 928 525c309 519 618 1567 927 2079 309 510 619 482 928 358 309-125 619-346 928-1027 310-679 619-1817 928-2363 309-545 618-497 928-382 309 114 618 296 927 443 309 148 619 262 929-627 309-890 618-2781 927-3728 310-946 619-946 928-946s618 0 928 0c309 0 618 0 927 0 310 0 620 0 929 0s618 0 927 0c310 0 619 0 928 0s618 0 928 0c309 0 619 0 928 0s619 0 928 843 618 2528 927 3624c310 1096 619 1602 928 2085 309 484 618 946 929 1171 309 225 618 212 927-1114 309-1328 619-3968 928-5289 309-1320 618-1320 927-1320 310 0 619 0 928 0 310 0 620 0 929 866 309 865 618 2598 927 3518 310 922 619 1031 928 166 309-867 618-2708 928-2739 309-31 619 1749 928 2944 309 1193 619 1802 928 2281 309 478 618 826 927 1025 310 198 619 247 928 144s618-359 929 182c309 542 618 1879 927 2397 309 517 619 213 928 223 309 11 618 336 927 213 310-122 619-691 774-976l154-285v2818l-154 84c-155 84-464 252-774 196-309-56-618-337-927-289-309 49-619 426-928 1-309-423-618-1647-927-2158-311-510-620-308-929-153s-618 263-928 245c-309-18-618-161-927-384-309-222-619-523-928-1522s-619-2697-928-2719c-310-23-619 1630-928 2513s-618 995-928 1185c-309 188-618 455-927 843-309 389-619 899-929 1117-309 216-618 139-928-611-309-749-618-2170-927-2194-309-25-619 1348-928 1986-309 639-618 543-927 340-311-202-620-512-929-752s-618-411-928-1016c-309-606-618-1647-927-2115-309-469-619-363-928-466-309-102-619-409-928-672-310-263-619-481-928-570-309-88-618-46-928-57-309-13-618-78-927-122s-619-66-929 27c-309 94-618 302-927 484-310 183-619 340-928 387-309 48-618-14-928 684-309 698-618 2157-927 2664-310 506-620 60-929-316s-618-681-927-894c-310-215-619-337-928 139-309 477-618 1552-928 2270-309 717-619 1077-928 1281-309 203-619 250-928-208-309-459-618-1423-927-1938-310-514-619-578-928-633s-620-101-929-149c-309-47-618-97-927-95-310 2-619 56-928-676s-618-2250-928-2222c-309 28-618 1603-928 2343-309 740-619 644-928 1154-309 509-618 1623-927 2330-310 706-619 1005-928 1299s-618 584-928 181-619-1498-928-2096c-309-597-619-696-928-892-309-197-618-492-927-175-310 315-619 1242-928 1709-309 466-619 473-929 505-309 32-618 92-927 129-309 38-619 54-928 79-309 24-618 56-927 134-310 76-619 197-929 303-309 106-618 194-928 109-309-86-618-346-927 15s-619 1344-928 1490c-309 147-618-544-927-821-311-276-620-138-929-121s-619-86-928-111c-309-26-618 26-927 25-310-2-619-55-928-218s-619-436-929-1136c-309-701-618-1828-927-3107-309-1278-619-2706-928-3369-309-661-618-556-927-568-310-12-619-143-929-187-309-43-618 0-928-24-309-25-618-116-927 545-309 662-619 2077-928 2855-309 776-618 916-927 1159-311 241-620 587-929 960-309 372-618 771-928 106-309-664-618-2394-927-3066-309-674-619-290-928-241-309 50-619-236-928-623-310-388-619-879-928-1142-309-264-618-302-928 21-309 325-618 1009-927 2014-309 1006-619 2332-929 3263-309 931-618 1468-927 1693-310 226-619 140-928-265-309-406-618-1132-928-1914-309-784-618-1625-927-1970-311-343-620-191-929-272s-618-393-928-733c-309-338-618-705-927-960s-619-398-928-362c-309 37-619 253-928 311-310 60-619-40-928-189s-618-346-928 360c-309 707-618 2316-927 3175-309 858-619 966-929 1023-309 57-618 64-927-83-310-147-619-448-773-598l-155-151z">
              <text:p/>
            </draw:path>
            <draw:path draw:style-name="gr8" draw:text-style-name="P8" draw:layer="layout" svg:width="89.999cm" svg:height="17.007cm" svg:x="9.5cm" svg:y="16.119cm" svg:viewBox="0 0 90000 17008" svg:d="M0 11914l155-183c154-182 463-547 773-732 309-186 618-192 927-249 310-57 620-164 929 123s618 971 927 1397c310 428 619 600 928 384s618-820 928-937c309-117 619 250 928 466s619 279 928 471c309 193 618 513 927 768 310 256 619 447 928 678 309 232 618 506 929 745 309 241 618 450 927 716 310 266 619 589 928 761 309 171 618 188 928 174 309-15 618-64 927-86 310-20 620-14 929-52 309-37 618-119 927-172 310-53 619-78 928-188s618-305 928-330c309-25 619 120 928 191 309 73 619 71 928 33 309-39 618-113 927-157 310-44 619-57 928-89 309-31 618-81 929 5 309 88 618 313 927 431s619 129 928 151c309 20 618 51 927 67 310 17 619 20 928 30 310 10 619 28 929 46 309 16 618 31 927-28s619-194 928-268c309-76 618-92 927-5 310 86 620 275 929 366 309 90 618 82 928 69 309-12 618-27 927-120 309-94 619-265 928-316 309-52 618 15 929-65 309-80 618-307 927-327s619 167 928 85c309-83 618-434 927-643 310-208 619-275 928-300 310-25 619-8 929 15 309 25 618 56 927 126s619 178 928 209c309 29 618-19 927-43 310-25 620-25 929 10 309 36 618 105 928 277 309 170 618 441 927 599 309 157 619 201 928 100 309-102 618-349 928-481s619-147 928-246c309-98 618-278 928-352 309-73 618-39 927-36 309 4 619-24 928-31 310-7 619 6 928-77 310-82 619-262 928-729 309-468 618-1225 928-1657 309-433 618-542 927-591s620-39 929 17 618 157 928 895c309 738 618 2110 927 2801s619 699 928 658 619-131 928-365c310-234 619-612 928-801s618-189 928-174c309 16 618 46 927-97 309-141 619-456 929-504 309-48 618 171 927 435 310 264 619 574 928 853 309 278 618 523 928 428 309-96 618-535 927-978 310-443 620-891 929-1062 309-173 618-68 927 202 310 270 619 706 928 976 309 272 618 376 928 503 309 127 619 276 928 18s619-924 928-1236c309-313 618-273 927-581 310-310 619-966 928-919 309 48 618 800 929 1201 309 401 618 451 927 609s619 426 928 660 618 437 927 400c310-35 619-310 928-1288 310-979 620-2660 929-5250s618-6089 927-7839c310-1750 619-1750 928-1015 309 734 618 2202 928 3784 309 1583 619 3280 928 4279 309 998 619 1299 928 1837 309 537 618 1310 927 1882 310 571 619 940 928 1110 309 168 618 136 929 94 309-43 618-96 927-26s619 265 928 419 618 267 927 37c310-229 619-801 774-1088l154-285v1301l-154 271c-155 270-464 812-774 1038-309 225-618 134-927 22-309-113-619-248-928-292-309-45-618 1-927 27-311 25-620 31-929-129-309-159-618-483-928-950-309-466-618-1075-927-1466s-619-563-928-1277-619-1970-928-3027c-310-1056-619-1914-928-2397s-618-593-928 638c-309 1230-618 3800-927 5658s-619 3003-929 3666c-309 663-618 843-928 875-309 30-618-88-927-197s-619-208-928-245c-309-39-618-17-927-297-311-281-620-863-929-864-309 0-618 580-928 786-309 206-618 38-927 130s-619 445-928 589-619 81-928 32c-310-50-619-84-928-223s-618-382-928-581c-309-198-618-351-927-229-309 120-619 515-929 834-309 321-618 564-927 586-310 22-619-178-928-415-309-239-618-515-928-716-309-200-618-325-927-208-310 117-620 476-929 648s-618 156-927 146c-310-10-619-15-928 113-309 129-618 391-928 523-309 131-619 131-928 131s-619 0-928-560c-309-559-618-1678-927-2201-310-522-619-448-928-382-309 65-620 121-929 167s-618 80-927 369c-310 290-619 835-928 1118s-618 306-928 310c-309 4-618-10-928 23-309 33-619 114-928 145-309 33-618 18-927 39-310 21-619 82-928 91s-618-33-928 54c-310 88-619 302-928 402-309 99-619 85-928-35-309-118-618-342-927-464-310-121-619-142-928-151s-619-7-929 18c-309 27-618 77-927 84s-619-29-928-29-618 37-927 28c-310-9-619-62-929-91-309-27-618-29-928 85-309 114-618 345-927 373-309 29-619-144-928-128-309 15-618 219-927 295-311 74-620 21-929 73s-619 209-928 289c-309 78-618 78-927 78-310 0-619 0-928-82s-619-245-929-326c-309-79-618-75-927 7s-619 241-928 322c-309 79-618 79-927 79-310 0-619 0-929 0-309 0-618 0-928 0-309 0-618 0-927 0s-619 0-928-106-618-318-927-403c-311-83-620-40-929-7s-618 53-928 74c-309 20-618 40-927 33s-619-41-928-95-619-128-928-48c-310 80-619 317-928 434-309 118-618 118-928 118-309 0-618 0-927-45-309-44-619-133-929-167-309-35-618-13-927-9-310 3-619-12-928-139-309-126-618-366-928-542-309-175-618-288-927-458-311-169-620-396-929-550s-618-235-928-341c-309-106-618-235-927-346-309-112-619-205-928-486s-619-747-928-745c-310 2-619 474-928 708-309 235-618 235-928-73-309-309-618-925-927-1171-309-244-619-118-929-81-309 37-618-15-927 121-310 137-619 462-773 625l-155 163z">
              <text:p/>
            </draw:path>
            <draw:frame draw:style-name="gr9" draw:text-style-name="P1" draw:layer="layout" svg:width="0.002cm" svg:height="0.964cm" svg:x="9.5cm" svg:y="15.56cm">
              <draw:text-box>
                <text:p/>
              </draw:text-box>
            </draw:frame>
            <draw:frame draw:style-name="gr9" draw:text-style-name="P1" draw:layer="layout" svg:width="0.002cm" svg:height="0.964cm" svg:x="9.5cm" svg:y="15.56cm">
              <draw:text-box>
                <text:p/>
              </draw:text-box>
            </draw:frame>
            <draw:frame draw:style-name="gr9" draw:text-style-name="P1" draw:layer="layout" svg:width="0.002cm" svg:height="0.964cm" svg:x="9.5cm" svg:y="15.56cm">
              <draw:text-box>
                <text:p/>
              </draw:text-box>
            </draw:frame>
            <draw:frame draw:style-name="gr9" draw:text-style-name="P1" draw:layer="layout" svg:width="0.002cm" svg:height="0.964cm" svg:x="9.5cm" svg:y="15.56cm">
              <draw:text-box>
                <text:p/>
              </draw:text-box>
            </draw:frame>
            <draw:frame draw:style-name="gr9" draw:text-style-name="P1" draw:layer="layout" svg:width="0.002cm" svg:height="0.964cm" svg:x="9.5cm" svg:y="15.56cm">
              <draw:text-box>
                <text:p/>
              </draw:text-box>
            </draw:frame>
            <draw:frame draw:style-name="gr9" draw:text-style-name="P1" draw:layer="layout" svg:width="0.002cm" svg:height="0.964cm" svg:x="9.5cm" svg:y="15.56cm">
              <draw:text-box>
                <text:p/>
              </draw:text-box>
            </draw:frame>
            <draw:frame draw:style-name="gr9" draw:text-style-name="P1" draw:layer="layout" svg:width="0.002cm" svg:height="0.964cm" svg:x="9.5cm" svg:y="15.56cm">
              <draw:text-box>
                <text:p/>
              </draw:text-box>
            </draw:frame>
            <draw:line draw:style-name="gr1" draw:text-style-name="P1" draw:layer="layout" svg:x1="15.183cm" svg:y1="57.265cm" svg:x2="15.183cm" svg:y2="39.988cm">
              <text:p/>
            </draw:line>
            <draw:line draw:style-name="gr1" draw:text-style-name="P1" draw:layer="layout" svg:x1="21.678cm" svg:y1="57.265cm" svg:x2="21.678cm" svg:y2="39.988cm">
              <text:p/>
            </draw:line>
            <draw:line draw:style-name="gr1" draw:text-style-name="P1" draw:layer="layout" svg:x1="28.172cm" svg:y1="57.265cm" svg:x2="28.172cm" svg:y2="39.988cm">
              <text:p/>
            </draw:line>
            <draw:line draw:style-name="gr1" draw:text-style-name="P1" draw:layer="layout" svg:x1="34.668cm" svg:y1="57.265cm" svg:x2="34.668cm" svg:y2="39.988cm">
              <text:p/>
            </draw:line>
            <draw:line draw:style-name="gr1" draw:text-style-name="P1" draw:layer="layout" svg:x1="41.162cm" svg:y1="57.265cm" svg:x2="41.162cm" svg:y2="39.988cm">
              <text:p/>
            </draw:line>
            <draw:line draw:style-name="gr1" draw:text-style-name="P1" draw:layer="layout" svg:x1="47.657cm" svg:y1="57.265cm" svg:x2="47.657cm" svg:y2="39.988cm">
              <text:p/>
            </draw:line>
            <draw:line draw:style-name="gr1" draw:text-style-name="P1" draw:layer="layout" svg:x1="54.152cm" svg:y1="57.265cm" svg:x2="54.152cm" svg:y2="39.988cm">
              <text:p/>
            </draw:line>
            <draw:line draw:style-name="gr1" draw:text-style-name="P1" draw:layer="layout" svg:x1="60.647cm" svg:y1="57.265cm" svg:x2="60.647cm" svg:y2="39.988cm">
              <text:p/>
            </draw:line>
            <draw:line draw:style-name="gr1" draw:text-style-name="P1" draw:layer="layout" svg:x1="67.141cm" svg:y1="57.265cm" svg:x2="67.141cm" svg:y2="39.988cm">
              <text:p/>
            </draw:line>
            <draw:line draw:style-name="gr1" draw:text-style-name="P1" draw:layer="layout" svg:x1="73.636cm" svg:y1="57.265cm" svg:x2="73.636cm" svg:y2="39.988cm">
              <text:p/>
            </draw:line>
            <draw:line draw:style-name="gr1" draw:text-style-name="P1" draw:layer="layout" svg:x1="80.131cm" svg:y1="57.265cm" svg:x2="80.131cm" svg:y2="39.988cm">
              <text:p/>
            </draw:line>
            <draw:line draw:style-name="gr1" draw:text-style-name="P1" draw:layer="layout" svg:x1="86.626cm" svg:y1="57.265cm" svg:x2="86.626cm" svg:y2="39.988cm">
              <text:p/>
            </draw:line>
            <draw:line draw:style-name="gr1" draw:text-style-name="P1" draw:layer="layout" svg:x1="93.121cm" svg:y1="57.265cm" svg:x2="93.121cm" svg:y2="39.988cm">
              <text:p/>
            </draw:line>
            <draw:polyline draw:style-name="gr1" draw:text-style-name="P1" draw:layer="layout" svg:width="89.999cm" svg:height="17.277cm" svg:x="9.5cm" svg:y="39.988cm" svg:viewBox="0 0 90000 17278" draw:points="0,0 0,17278 90000,17278 90000,0">
              <text:p/>
            </draw:polyline>
            <draw:path draw:style-name="gr2" draw:text-style-name="P2" draw:layer="layout" svg:width="89.999cm" svg:height="17.239cm" svg:x="9.5cm" svg:y="39.988cm" svg:viewBox="0 0 90000 17240" svg:d="M0 16594l155 75c154 74 463 223 773 282 309 59 618 28 927-78 310-106 620-287 929-316 309-28 618 96 927 43 310-53 619-283 928-845 309-564 618-1460 928-2004 309-545 619-740 928-1209 309-470 619-1214 928-1508s618-139 927-120c310 21 619-94 928-145 309-50 618-36 929 495 309 531 618 1579 927 2418 310 839 619 1471 928 1927 309 455 618 735 928 874 309 140 618 138 927-366 310-503 620-1508 929-2146s618-908 927-1235c310-325 619-706 928-1032 309-327 618-598 928-808 309-210 619-360 928-115s619 885 928 1144c309 258 618 135 927 32 310-103 619-185 928-430 309-243 618-652 929-2599 309-1949 618-5439 927-7183 309-1745 619-1745 928-1745s618 0 927 0c310 0 619 0 928 0 310 0 619 0 929 0 309 0 618 0 927 0s619 0 928 0 618 0 927 0c310 0 620 0 929 0s618 0 928 0c309 0 618 0 927 0s619 0 928 0 618 0 929 0c309 0 618 0 927 0s619 0 928 0 618 0 927 871c310 871 619 2612 928 3508 310 896 619 945 929 1857 309 913 618 2689 927 2934 309 247 619-1034 928-1611s618-449 927 728c310 1176 620 3401 929 4064s618-234 928-823c309-587 618-866 927-1034 309-169 619-227 928 191s618 1312 928 1775 619 496 928 33c309-465 618-1425 928-2058 309-634 618-942 927-1004 309-63 619 120 928 442 310 323 619 784 928 1083 310 299 619 436 928 633 309 198 618 456 928 919 309 463 618 1131 927 905 309-227 620-1348 929-1803s618-243 928-1043c309-800 618-2610 927-3511s619-890 928-820c309 72 619 204 928 1162 310 959 619 2744 928 3671 309 928 618 999 928 1128 309 127 618 313 927 517 309 205 619 431 929 551 309 119 618 136 927 135 310-1 619-19 928-125 309-105 618-299 928-397 309-97 618-97 927-81 310 16 620 49 929 69s618 29 927 15c310-12 619-47 928 135 309 183 618 580 928 917 309 338 619 614 928-546s619-3757 928-6228 618-4814 927-5987c310-1172 619-1172 928-1172s618 0 929 0c309 0 618 0 927 1451 309 1452 619 4354 928 6441s618 3358 927 4246c310 886 619 1388 928 1685 310 297 620 388 929 425 309 35 618 16 927 6 310-11 619-13 928-224 309-210 618-628 928-1541 309-913 619-2320 928-2673s619 348 928 920c309 571 618 1014 927 949 310-65 619-637 928-1418s618-1773 929-1520c309 252 618 1749 927 2698 309 950 619 1352 928 1450 309 99 618-109 927-436 310-328 619-776 774-1000l154-224v1979l-154 220c-155 221-464 660-774 952-309 291-618 433-927 452-309 21-619-82-928-770s-618-1960-927-2140c-311-180-620 734-929 1370s-618 995-928 1005c-309 8-618-333-927-669-309-334-619-664-928-309-309 356-619 1396-928 2006-310 609-619 788-928 861-309 75-618 43-928-65-309-108-618-295-927-380-309-84-619-67-929 3-309 71-618 196-928 222-309 25-618-49-927-795s-619-2165-928-2526-618 334-927 565c-311 231-620-3-929-267-309-265-618-557-928-783-309-224-618-379-927 321-309 702-619 2261-928 2991s-619 630-928 336c-310-295-619-785-928-1037-309-251-618-264-928-234-309 30-618 104-927 138s-619 27-929 48c-309 23-618 74-927 138-310 64-619 142-928 269-309 128-618 305-928 302-309-3-618-187-927-335-310-149-620-265-929-386s-618-248-927-295c-310-48-619-15-928-657-309-643-618-1960-928-2558-309-599-619-479-928-418-309 60-619 60-928 524-309 465-618 1396-927 1930-310 534-619 673-928 1059-309 384-620 1017-929 1071s-618-470-927-714c-310-244-619-207-928-317-309-108-618-361-928-639-309-279-618-583-928-783-309-201-619-299-928-220-309 78-618 332-927 867-310 534-619 1349-928 1787-309 437-618 497-928 60-310-439-619-1377-928-1766-309-390-619-232-928-113-309 120-618 200-927 686-310 486-619 1376-928 817s-619-2567-929-3473c-309-906-618-709-927 100-309 810-619 2234-928 2107-309-125-618-1802-927-2727-310-925-619-1100-929-1920-309-821-618-2286-928-2937-309-650-618-486-927-262-309 223-619 506-928 689-309 182-618 264-927 441-311 179-620 453-929 963s-619 1255-928 2014-618 1532-927 2035c-310 503-619 735-928 823-309 87-619 31-929-274-309-304-618-856-927-1588s-619-1644-928-2029c-309-384-618-241-927-110-310 129-619 248-929 616-309 368-618 987-928 994-309 8-618-594-927-1112-309-519-619-952-928-34-309 919-618 3192-927 4398-311 1206-620 1345-929 1347-309 4-618-129-928-210-309-81-618-109-927-420-309-310-619-905-928-1057s-619 138-928 320c-310 183-619 258-928 469s-618 556-928 768c-309 213-618 293-927 633-309 341-619 943-929 1234-309 292-618 273-927 171-310-103-619-289-928-496-309-209-618-437-928-781-309-344-618-803-927-1108-311-306-620-458-929-599-309-140-618-267-928-413-309-146-618-310-927-139s-619 677-928 983-619 411-928 725c-310 313-619 834-928 1186-309 353-618 536-928 591-309 54-618-20-927 4-309 26-619 152-929 209-309 57-618 46-927 47-310 0-619 12-773 18l-155 6z">
              <text:p/>
            </draw:path>
            <draw:path draw:style-name="gr3" draw:text-style-name="P3" draw:layer="layout" svg:width="89.999cm" svg:height="5.195cm" svg:x="9.5cm" svg:y="52.07cm" svg:viewBox="0 0 90000 5196" svg:d="M0 1294l155 89c154 91 463 271 773 404 309 134 618 221 927 225 310 3 620-78 929-42s618 188 927 364c310 176 619 377 928 474 309 96 618 89 928 214 309 126 619 384 928 595 309 210 619 371 928 468s618 129 927 47c310-81 619-276 928-245 309 33 618 291 929 496 309 206 618 359 927 454 310 96 619 134 928 169 309 34 618 66 928 75 309 9 618-4 927-311 310-307 620-909 929-1250s618-420 927-634c310-212 619-557 928-440s618 696 928 925c309 230 619 107 928 159s619 278 928 394 618 123 927 141c310 17 619 45 928 58 309 12 618 11 929 42 309 31 618 97 927 96s619-68 928-46c309 21 618 131 927 213 310 83 619 136 928 48 310-88 619-317 929-555 309-237 618-482 927-481 309 2 619 250 928 356s618 69 927 168c310 98 620 331 929 482 309 150 618 218 928 179 309-40 618-186 927-283s619-145 928-257 618-289 929-353c309-64 618-17 927-23 309-5 619-64 928-42 309 20 618 121 927 106 310-15 619-147 928-127 310 21 619 193 929 315 309 122 618 193 927 224s619 21 928 60c309 40 618 129 927 164 310 34 620 16 929-89 309-104 618-295 928-360 309-66 618-6 927-85 309-78 619-293 928-323 309-31 618 124 928 171s619-14 928 2c309 15 618 107 928 59 309-49 618-240 927-277 309-39 619 75 928 59 310-16 619-163 928-379 310-215 619-499 928-373 309 125 618 660 928 904 309 244 618 198 927-142s620-971 929-1357 618-524 928-441c309 85 618 392 927 588s619 281 928 243c309-37 619-197 928-259 310-63 619-28 928 153 309 179 618 506 928 553 309 48 618-184 927-242s619 57 929 206c309 150 618 334 927 337 310 3 619-175 928-118 309 58 618 350 928 478 309 127 618 91 927-116 310-208 620-585 929-592s618 355 927 324c310-30 619-454 928-1147s618-1658 928-2019c309-361 619-120 928 559 309 681 619 1799 928 2512 309 714 618 1020 927 1240 310 219 619 351 928 423 309 74 618 86 929 74 309-12 618-50 927-40s619 67 928 96 618 29 927-10c310-39 619-116 928-141 310-25 620 1 929-29 309-28 618-114 927-229 310-115 619-261 928-424 309-162 618-340 928-459 309-118 619-176 928-241 309-66 619-138 928-293 309-156 618-395 927-399 310-5 619 226 928 395 309 167 618 272 929 375 309 103 618 203 927 87 309-117 619-451 928-501 309-51 618 180 927 160 310-20 619-294 774-430l154-136v1350l-154 91c-155 91-464 273-774 230-309-44-618-312-927-319s-619 248-928 339c-309 93-618 25-927-34-311-58-620-107-929-167-309-59-618-128-928-101-309 28-618 152-927 208-309 55-619 40-928 72s-619 109-928 174c-310 66-619 119-928 212-309 94-618 228-928 300-309 71-618 78-927 56s-619-72-929-72c-309 0-618 50-928 76-309 25-618 25-927 25s-619 0-928 0-618 0-927 0c-311 0-620 0-929-52s-618-155-928-245c-309-90-618-167-927-524s-619-995-928-1453c-309-457-619-734-928-509-310 224-619 951-928 1414s-618 665-928 606c-309-58-618-375-927-374-309 2-619 322-929 481-309 158-618 154-927 69-310-86-619-254-928-311s-618-2-928-29c-309-28-618-138-927-229-310-91-620-162-929-132s-618 161-927 137c-310-23-619-201-928-269-309-67-618-24-928 28-309 52-619 113-928 172-309 58-619 115-928 42s-618-276-927-426c-310-151-619-249-928 18-309 266-620 898-929 1215s-618 320-927 71c-310-249-619-750-928-802-309-53-618 343-928 575-309 231-618 298-928 280-309-16-619-117-928-140s-618 33-927 60c-310 26-619 23-928 49-309 25-618 79-928 100s-619 9-928 22c-309 12-619 49-928 54-309 4-618-23-927-58-310-34-619-74-928-64s-619 70-929 88c-309 17-618-10-927-17-309-8-619 3-928-2-309-6-618-28-927-28-310 0-619 21-929 35-309 14-618 19-928 10-309-10-618-35-927-59-309-23-619-45-928-62-309-18-618-31-927-5-311 26-620 93-929 135s-619 59-928 76c-309 18-618 35-927 44-310 9-619 9-928-105s-619-342-929-423c-309-83-618-19-927-47-309-29-619-149-928-149-309-1-618 119-927 235-310 117-619 230-929 277-309 47-618 26-928 10-309-16-618-29-927-13s-619 62-928 74-618-10-927-9c-311 2-620 28-929 22-309-8-618-46-928-63-309-16-618-8-927 14-309 21-619 57-928 62-309 4-619-23-928-264-310-242-619-700-928-760s-618 278-928 419c-309 142-618 88-927 176-309 90-619 322-929 437-309 116-618 116-927 116-310 0-619 0-928-17s-618-51-928-108c-309-57-618-137-927-278-311-139-620-340-929-359-309-18-618 146-928 220-309 74-618 57-927 8-309-48-619-129-928-258s-619-307-928-381c-310-76-619-47-928-91s-618-159-928-328c-309-169-618-389-927-401-309-13-619 184-929 289-309 105-618 119-927-13-310-133-619-411-773-550l-155-139z">
              <text:p/>
            </draw:path>
            <draw:path draw:style-name="gr10" draw:text-style-name="P9" draw:layer="layout" svg:width="89.999cm" svg:height="7.312cm" svg:x="9.5cm" svg:y="49.953cm" svg:viewBox="0 0 90000 7313" svg:d="M0 4908l155 139c154 139 463 416 773 549 309 133 618 118 927 13 310-105 620-302 929-200s618 503 927 812c310 309 619 527 928 603 309 78 618 14 928-53 309-66 619-133 928-127s619 86 928 135 618 66 927 84c310 18 619 38 928 55 309 19 618 36 929 18 309-20 618-75 927-24 310 51 619 208 928 261 309 54 618 3 928 3 309 0 618 51 927-33 310-85 620-305 929-388s618-29 927-170c310-142 619-480 928-964s618-1115 928-1576c309-460 619-750 928-598s619 746 928 1057 618 339 927 420c310 80 619 214 928 211s618-142 929-150c309-7 618 117 927 202 309 84 619 129 928 261s618 350 927 431c310 80 619 25 928 159 310 133 619 457 929 559 309 102 618-18 927-18s619 122 928 149c309 29 618-34 927-185 310-150 620-387 929-475s618-26 928-124c309-98 618-355 927-503 309-147 619-185 928-386s618-565 929-718c309-152 618-94 927-124 309-29 619-148 928-205s618-52 927-84c310-34 619-104 928 49 310 153 619 529 929 797 309 268 618 427 927 258 309-171 619-671 928-974s618-409 927-881c310-472 620-1309 929-1257s618 993 928 1423c309 431 618 350 927 232 309-120 619-278 928-947 309-670 618-1850 928-2344s619-302 928 319c309 622 618 1672 928 2070 309 398 618 144 927 65 309-78 619 20 928 220 310 201 619 504 928 990 310 485 619 1152 928 515 309-636 618-2577 928-3405 309-829 618-544 927 359 309 904 620 2426 929 3237 309 810 618 909 928 1059 309 151 618 353 927 427 309 72 619 16 928-43s619-121 928-78c310 42 619 189 928-67 309-255 618-913 928-985 309-71 618 445 927 739s619 365 929 456c309 91 618 201 927 229 310 26 619-28 928-292 309-263 618-735 928-996 309-262 618-313 927-151 310 161 620 535 929 502 309-34 618-474 927-416 310 58 619 615 928 867 309 251 618 197 928 219 309 23 619 123 928-105 309-227 619-781 928-828s618 414 927 722c310 309 619 465 928 579 309 113 618 182 929 177 309-5 618-85 927-57s619 162 928 197 618-31 927 12c310 42 619 193 928 198 310 5 620-137 929-290 309-154 618-320 927-294 310 24 619 240 928 322s618 30 928-36c309-65 619-144 928-175 309-32 619-18 928-73s618-179 927-207c310-27 619 42 928 101s618 108 929 167c309 60 618 128 927 165 309 36 619 42 928 49s618 16 927-71c310-85 619-268 774-359l154-91v1090h-154c-155 0-464 0-774 0-309 0-618 0-927 0s-619 0-928-34c-309-33-618-100-927-149-311-48-620-77-929-74s-618 40-928 79c-309 39-618 81-927 105s-619 29-928 27c-309-3-619-14-928-12-310 2-619 17-928-61-309-79-618-252-928-296-309-43-618 42-927 132-309 91-619 187-929 179-309-8-618-120-928-143-309-22-618 44-927 49s-619-53-928-63c-309-9-618 28-927 41-311 12-620-1-929-74-309-72-618-205-928-424-309-220-618-527-927-447-309 79-619 546-928 767-309 223-619 200-928 168-310-31-619-72-928-280s-618-585-928-603c-309-18-618 321-927 328-309 8-619-317-929-460-309-144-618-106-927 62-310 167-619 465-928 601-309 138-618 115-928 106-309-9-618-3-927-33-310-29-620-92-929-324-309-230-618-629-927-589-310 41-619 521-928 712-309 192-618 93-928 107-309 13-619 138-928 196s-619 49-928-24c-309-72-618-207-927-310-310-104-619-176-928-821-309-646-620-1864-929-2528-309-665-618-775-927-57-310 718-619 2264-928 2770-309 505-618-29-928-223-309-194-618-47-928-30-309 16-619-97-928-60-309 39-618 229-927-179-310-408-619-1414-928-1934-309-519-618-552-928-141-310 410-619 1262-928 1796s-619 749-928 828c-309 77-618 18-927-346-310-363-619-1032-928-928-309 106-619 983-929 1378-309 394-618 305-927 266-309-40-619-30-928-61s-618-102-927-224c-310-122-619-294-929-315-309-20-618 112-928 128-309 15-618-86-927-107-309-22-619 37-928 42-309 6-618-41-927 23-311 65-620 241-929 353s-619 161-928 258-618 243-927 282c-310 39-619-28-928 38-309 68-619 270-929 372-309 102-618 104-927 96s-619-28-928-39-618-15-927-93c-310-78-619-229-929-332-309-103-618-157-928-238-309-83-618-192-927-214s-619 44-928 45-618-63-927-94c-311-32-620-30-929-43s-618-40-928-57c-309-18-618-25-927-141-309-118-619-343-928-395-309-51-619 70-928 344-310 274-619 699-928 922-309 224-618 245-928 245-309 0-618-21-927 1-309 21-619 88-929 105-309 18-618-13-927-13-310 0-619 31-928-3-309-35-618-136-928-136-309 0-618 101-927 151-311 50-620 50-929 37-309-14-618-42-928-42-309 0-618 28-927 34-309 7-619-8-928-32-309-25-619-59-928-78-310-17-619-17-928-76s-618-176-928-372c-309-197-618-474-927-528s-619 113-929 187c-309 74-618 56-927-58-310-114-619-322-773-427l-155-104z">
              <text:p/>
            </draw:path>
            <draw:path draw:style-name="gr5" draw:text-style-name="P5" draw:layer="layout" svg:width="89.999cm" svg:height="15.629cm" svg:x="9.5cm" svg:y="41.637cm" svg:viewBox="0 0 90000 15630" svg:d="M0 15592l155-6c154-6 463-19 773-20 309 0 618 12 927-46 310-57 620-182 929-208 309-25 618 50 927 95 310 45 619 59 928 66 309 9 618 9 928 26 309 18 619 52 928 71s619 21 928 15c309-7 618-23 927-23 310 0 619 16 928 24s618 8 929 8c309 0 618 0 927 0 310 0 619 0 928 0s618 0 928 0c309 0 618 0 927-2 310-3 620-7 929-7s618 4 927 7c310 2 619 2 928-2 309-3 618-10 928-10 309 0 619 7 928 10 309 4 619 4 928 4s618 0 927 0c310 0 619 0 928-1s618-4 929-4c309 0 618 3 927-33 309-35 619-107 928-137 309-29 618-16 927 13 310 29 619 75 928 101 310 25 619 30 929 34 309 4 618 8 927 14 309 4 619 8 928 11 309 2 618 2 927 2 310 0 620 0 929 0s618 0 928-3c309-3 618-8 927-8s619 5 928 4 618-9 929-12c309-2 618 3 927 5s619 1 928 3 618 6 927 9c310 2 619 2 928 0 310-1 619-4 929-6 309-1 618-1 927-3s619-6 928-4c309 1 618 8 927 6 310-2 620-14 929-18s618-1 928 5c309 6 618 14 927 18s619 4 928 4 618 0 928 0 619 0 928 0 618 0 928 0c309 0 618 0 927 0s619 0 928 0c310 0 619 0 928-3 310-4 619-10 928-12s618 1 928 0c309 0 618-4 927-6 309-1 620-1 929-11s618-30 928-30c309 0 618 20 927 34s619 21 928-88c309-111 619-337 928-401 310-65 619 34 928 83s618 50 928 101c309 51 618 153 927 217s619 89 929 27c309-63 618-214 927-237 310-22 619 86 928 125 309 40 618 12 928 22 309 9 618 57 927 78 310 20 620 14 929 14 309-1 618 6 927 19 310 13 619 32 928 44 309 13 618 18 928 21 309 3 619 3 928 3s619 0 928 0 618 0 927 0c310 0 619 0 928 0s618 0 929 0c309 0 618 0 927 0s619 0 928 0 618 0 927 0c310 0 619 0 928 0 310 0 620 0 929 0s618 0 927 0c310 0 619 0 928-6s618-19 928-19c309 0 619 12 928 15 309 2 619-3 928-28 309-23 618-65 927-105 310-39 619-75 928-79 309-3 618 27 929-1271 309-1297 618-3922 927-5879 309-1958 619-3249 928-4783 309-1535 618-3311 927-3432 310-121 619 1414 774 2181l154 767v3629l-154-587c-155-588-464-1761-774-1470-309 289-618 2044-927 3257-309 1215-619 1887-928 3104s-618 2980-927 3861c-311 881-620 881-929 881s-618 0-928 0c-309 0-618 0-927 0s-619 0-928 0-619 0-928 0c-310 0-619 0-928 0s-618 0-928 0c-309 0-618 0-927 0s-619 0-929 0c-309 0-618 0-928 0-309 0-618 0-927 0s-619 0-928 0-618 0-927 0c-311 0-620 0-929 0s-618 0-928 0c-309 0-618 0-927 0s-619 0-928 0-619 0-928 0c-310 0-619 0-928 0s-618 0-928 0c-309 0-618 0-927 0s-619 0-929 0c-309 0-618 0-927 0-310 0-619 0-928-27-309-25-618-79-928-79-309 0-618 54-927 79-310 27-620 27-929 27s-618 0-927 0c-310 0-619 0-928-46s-618-137-928-137c-309 0-619 91-928 137s-619 46-928 46-618 0-927 0c-310 0-619 0-928 0s-620 0-929 0-618 0-927 0c-310 0-619 0-928 0s-618 0-928 0c-309 0-618 0-928 0-309 0-619 0-928 0s-618 0-927 0c-310 0-619 0-928 0s-618 0-928 0-619 0-928 0-619 0-928 0-618 0-927 0c-310 0-619 0-928 0s-619 0-929 0c-309 0-618 0-927 0s-619 0-928 0-618 0-927 0c-310 0-619 0-929 0-309 0-618 0-928 0-309 0-618 0-927 0s-619 0-928 0-618 0-927 0c-311 0-620 0-929 0s-619 0-928 0-618 0-927 0c-310 0-619 0-928 0s-619 0-929 0c-309 0-618 0-927 0s-619 0-928 0-618 0-927 0c-310 0-619 0-929-17-309-17-618-51-928-59-309-8-618 9-927 27-309 16-619 32-928 40-309 9-618 9-927 9-311 0-620 0-929 0s-618 0-928 0c-309 0-618 0-927 0s-619 0-928 0-619 0-928 0c-310 0-619 0-928 0s-618 0-928 0c-309 0-618 0-927 0s-619 0-929 0c-309 0-618 0-927 0-310 0-619 0-928 0s-618 0-928 0c-309 0-618 0-927 0-311 0-620 0-929 0s-618 0-928 0c-309 0-618 0-927 0s-619 0-928 0-619 0-928 0c-310 0-619 0-928 0s-618 0-928 0c-309 0-618 0-927 0s-619 0-929 0c-309 0-618 0-927 0-310 0-619 0-773 0h-155z">
              <text:p/>
            </draw:path>
            <draw:path draw:style-name="gr6" draw:text-style-name="P6" draw:layer="layout" svg:width="89.999cm" svg:height="16.963cm" svg:x="9.5cm" svg:y="39.988cm" svg:viewBox="0 0 90000 16964" svg:d="M0 9898l155 110c154 110 463 331 773 396 309 65 618-22 927-175 310-152 620-368 929-326s618 342 927 695c310 354 619 761 928 886 309 124 618-35 928-203 309-168 619-344 928-36s619 1100 928 1577c309 478 618 642 927 788 310 146 619 273 928 413 309 141 618 293 929 599 309 305 618 764 927 1108 310 344 619 572 928 609 309 36 618-119 928-237 309-117 618-195 927-1003 310-808 620-2342 929-3374 309-1031 618-1559 927-2162 310-602 619-1278 928-1821 309-542 618-949 928-1305 309-356 619-660 928-1724s619-2889 928-3801 618-912 927-912c310 0 619 0 928 896s618 2686 929 4648c309 1961 618 4094 927 5353s619 1645 928 1991c309 347 618 654 927 724 310 69 619-99 928-187 310-89 619-96 929-175 309-81 618-233 927-139 309 95 619 436 928 716s618 498 927 649c310 150 620 234 929 205 309-28 618-168 928-504 309-337 618-868 927-1966 309-1099 619-2763 928-3732 309-970 618-1244 929-1423 309-177 618-259 927-441 309-183 619-466 928-689 309-224 618-388 927 262 310 651 619 2116 928 2937 310 820 619 995 929 356 309-639 618-2092 927-1965 309 126 619 1831 928 2585 309 755 618 558 927 39 310-521 620-1362 929-1783 309-419 618-417 928-668 309-251 618-755 927-1108s619-553 928-701c309-147 618-241 928-1212s619-2819 928-3744c309-924 618-924 928-924 309 0 618 0 927 0s619 0 928 1051c310 1052 619 3154 928 4315 310 1160 619 1378 928 1297 309-82 618-463 928-412 309 52 618 535 927 691 309 157 620-13 929 78 309 92 618 445 928 1126 309 682 618 1692 927 2197 309 506 619 506 928 446 309-61 619-181 928-925 310-745 619-2114 928-2756s618-559 928-376c309 183 618 464 927 566s619 26 929 137c309 111 618 410 927 708 310 298 619 595 928 947s618 759 928 871c309 112 618-70 927-340 310-269 620-625 929-1009 309-383 618-794 927-1119 310-325 619-564 928-777 309-214 618-401 928-127 309 274 619 1008 928 1925 309 918 619 2018 928 3161 309 1145 618 2335 927 3029 310 693 619 891 928 1054s618 290 929 164c309-126 618-505 927-559s619 216 928 388 618 246 927 221c310-26 619-151 928-222 310-70 620-87 929-690 309-604 618-1795 927-2373 310-578 619-542 928-902 309-362 618-1118 928-2343 309-1225 619-2920 928-4571 309-1652 619-3262 928-4066 309-805 618-805 927-805 310 0 619 0 928 0s618 0 929 0c309 0 618 0 927 0s619 0 928 785 618 2355 927 2355c310 0 619-1570 774-2355l154-785v4605l-154 784c-155 786-464 2357-774 2478-309 121-618-1209-927-1731s-619-239-928 124c-309 362-618 803-927 1001-311 200-620 159-929-213s-618-1074-928-1318c-309-243-618-29-927 553s-619 1530-928 2709c-309 1177-619 2584-928 3497-310 913-619 1331-928 1541-309 211-618 213-928 624-309 410-618 1229-927 1623s-619 361-929 356c-309-4-618 18-928-6-309-25-618-95-927-228-309-132-619-326-928-286s-618 316-927 419c-311 103-620 34-929-80-309-112-618-269-928-577-309-309-618-769-927-1379s-619-1368-928-1867c-309-500-619-740-928-669-310 71-619 456-928 665s-618 244-928 256c-309 14-618 5-927-15s-619-53-929-69c-309-16-618-16-927 81-310 98-619 292-928 397-309 106-618 124-928 125-309 1-618-16-927-135-310-120-620-346-929-551-309-204-618-390-927-517-310-129-619-200-928 166s-618 1169-928 1651c-309 480-619 641-928 677-309 38-619-47-928-586-309-540-618-1533-927-2136-310-602-619-814-928-951-309-135-620-198-929-370-309-173-618-457-927-329-310 128-619 669-928 871s-618 65-928-1025c-309-1090-618-3133-928-4038-309-906-619-673-928-582-309 92-618 44-927 18-310-26-619-30-928 639-309 671-618 2015-928 2794-310 781-619 997-928 1134s-619 195-928 364c-309 168-618 447-927 548-310 102-619 26-928 407-309 380-619 1217-929 1689-309 472-618 578-927 111-309-468-619-1508-928-1338-309 169-618 1551-927 2054-310 502-619 125-929-730-309-855-618-2189-928-2788-309-598-618-460-927-291-309 170-619 373-928 463-309 92-618 73-927 315-311 241-620 744-929 1516-309 770-619 1808-928 2456s-618 905-927 1003c-310 98-619 36-928 10s-619-18-929 6c-309 22-618 59-927-47-309-105-619-353-928-355s-618 243-927 333c-310 89-619 23-929 18-309-5-618 51-928-31-309-80-618-298-927-429-309-132-619-178-928-988-309-809-618-2383-927-3692-311-1309-620-2353-929-2852s-618-454-928-381c-309 74-618 175-927 660-309 486-619 1355-928 1864-309 511-619 661-928 871-310 210-619 481-928 808-309 326-618 707-928 1032-309 327-618 597-927 1235s-619 1643-929 2146c-309 504-618 506-927 584-310 79-619 235-928 259-309 25-618-82-928-247-309-166-618-388-927-560-311-171-620-290-929-403-309-112-618-217-928-352-309-134-618-299-927-733-309-436-619-1142-928-1398s-619-61-928 302c-310 362-619 894-928 1059s-618-36-928-211c-309-177-618-329-927-364-309-36-619 45-929 41-309-4-618-90-927-224-310-134-619-313-773-403l-155-91z">
              <text:p/>
            </draw:path>
            <draw:path draw:style-name="gr7" draw:text-style-name="P7" draw:layer="layout" svg:width="89.999cm" svg:height="15.977cm" svg:x="9.5cm" svg:y="39.988cm" svg:viewBox="0 0 90000 15978" svg:d="M0 0h155c154 0 463 0 773 0 309 0 618 0 927 0 310 0 620 0 929 0s618 0 927 0c310 0 619 0 928 0s618 0 928 0c309 0 619 0 928 0s619 0 928 0 618 0 927 0c310 0 619 0 928 0s618 0 929 0c309 0 618 0 927 0 310 0 619 0 928 0s618 0 928 0c309 0 618 0 927 0 310 0 620 0 929 0s618 0 927 0c310 0 619 0 928 0s618 0 928 0c309 0 619 0 928 1296 309 1297 619 3889 928 5134 309 1246 618 1145 927 1071 310-73 619-118 928-1364s618-3691 929-3580c309 110 618 2777 927 4328s619 1984 928 2503c309 518 618 1120 927 1112 310-7 619-626 928-994 310-368 619-487 929-616 309-131 618-274 927 111 309 384 619 1296 928 2028s618 1284 927 1588c310 305 620 361 929 274 309-88 618-320 928-823 309-503 618-1276 927-1303 309-26 619 696 928 804 309 109 618-394 929-635 309-242 618-223 927-315 309-90 619-293 928-463 309-169 618-307 927-1995 310-1687 619-4924 928-6543 310-1618 619-1618 929-1618 309 0 618 0 927 0s619 0 928 0 618 0 927 0c310 0 620 0 929 0s618 0 928 0c309 0 618 0 927 0s619 0 928 0 618 0 928 921c310 922 619 2764 928 3689 309 923 618 927 928 953 309 26 618 74 927-18 309-91 619-324 928-1272 310-947 619-2610 928-3441 310-832 619-832 928-832s618 0 928 0c309 0 618 0 927 0s620 0 929 0 618 0 928 0c309 0 618 0 927 0s619 0 928 0 619 0 928 0c310 0 619 0 928 0s618 0 928 0c309 0 618 0 927 0s619 0 929 0c309 0 618 0 927 0 310 0 619 0 928 0s618 0 928 0c309 0 618 0 927 0 310 0 620 0 929 0s618 0 927 0c310 0 619 0 928 0s618 0 928 0c309 0 619 0 928 0s619 0 928 2016 618 6049 927 8213c310 2163 619 2455 928 2720 309 264 618 498 929 267 309-231 618-926 927-3207 309-2280 619-6144 928-8077 309-1932 618-1932 927-1932 310 0 619 0 928 0 310 0 620 0 929 1279 309 1281 618 3840 927 5298 310 1459 619 1815 928 1413s618-1563 928-3021c309-1458 619-3214 928-3105 309 108 619 2080 928 2959 309 878 618 664 927 907 310 244 619 946 928 1873s618 2080 929 1880c309-199 618-1751 927-1894 309-144 619 1121 928 1644 309 522 618 303 927 13 310-291 619-652 774-834l154-180v3003l-154 224c-155 224-464 672-774 1000-309 327-618 535-927-29-309-562-619-1894-928-1795s-618 1628-927 1840c-311 212-620-894-929-1600s-618-1012-928-947c-309 64-618 501-927-287-309-789-619-2801-928-2960s-619 1536-928 2761c-310 1225-619 1981-928 2343-309 360-618 324-928 198-309-126-618-343-927-18-309 327-619 1195-929 1378-309 183-618-319-928-1205-309-888-618-2159-927-1740s-619 2529-928 3673c-309 1145-618 1322-927 1330-311 10-620-152-929-213-309-62-618-25-928-1368-309-1343-618-4065-927-5210-309-1144-619-711-928-862s-619-885-928-1159c-310-274-619-87-928 127-309 213-618 452-928 777-309 325-618 736-927 1119-309 384-619 740-929 1009-309 270-618 452-927 340-310-112-619-519-928-871s-618-649-928-947c-309-298-618-597-927-708-310-111-620-35-929-137s-618-383-927-566c-310-183-619-266-928-277-309-10-618 54-928 19-309-34-619-166-928-238-309-70-619-81-928 194-309 273-618 830-927 933-310 102-619-251-928-343-309-91-620 79-929-78-309-156-618-639-927-691-310-51-619 330-928 412-309 81-618-137-928 325-309 462-618 1604-928 2084-309 479-619 296-928 359-309 62-618 370-927 528-310 159-619 168-928-593-309-760-618-2290-928-3008-310-719-619-625-928-478-309 148-619 348-928 701s-618 857-927 1108c-310 251-619 249-928 132-309-119-619-350-929-531-309-180-618-308-927-524-309-218-619-524-928-771s-618-434-927-553c-310-118-619-167-929 1258-309 1426-618 4326-928 5773-309 1448-618 1444-927 1500-309 57-619 176-928 205-309 31-618-28-927 125-311 153-620 517-929 298-309-220-619-1022-928-1156-309-136-618 395-927 732-310 336-619 476-928 504-309 29-619-54-929-205-309-151-618-369-927-649s-619-621-928-716c-309-94-618 58-927 139-310 79-619 86-929 175-309 88-618 256-928 187-309-70-618-377-927-724-309-346-619-732-928-1991s-618-3391-927-3404c-311-13-620 2092-929 3185-309 1094-618 1176-928 1279-309 103-618 226-927-851s-619-3356-928-4342c-309-987-619-683-928-327-310 356-619 763-928 1305-309 543-618 1219-928 1821-309 603-618 1131-927 2162-309 1032-619 2567-929 3374-309 808-618 886-927 879-310-7-619-101-928-463s-618-994-928-1833c-309-839-618-1887-927-2418-311-531-620-545-929-495-309 51-618 166-928 145-309-19-618-174-927-222-309-49-619 10-928 127-309 118-619 294-928 462-310 168-619 327-928 203-309-125-618-532-928-886-309-353-618-653-927-695s-619 174-929 326c-309 153-618 240-927 175-310-65-619-286-773-396l-155-110z">
              <text:p/>
            </draw:path>
            <draw:path draw:style-name="gr8" draw:text-style-name="P8" draw:layer="layout" svg:width="89.999cm" svg:height="17.277cm" svg:x="9.5cm" svg:y="39.988cm" svg:viewBox="0 0 90000 17278" svg:d="M0 15770l155 104c154 104 463 312 773 425 309 115 618 133 927 60 310-75 620-242 929-362 309-118 618-188 927-90 310 96 619 362 928 406 309 43 618-134 928-447 309-314 619-762 928-941 309-178 619-84 928 46 309 128 618 293 927 525 310 234 619 536 928 648s618 35 929 175c309 141 618 499 927 688 310 190 619 213 928 224s618 11 928 11c309 0 618 0 927-27 310-27 620-81 929-97 309-17 618 5 927 5 310 1 619-22 928-28 309-7 618 1 928 19 309 18 619 44 928 39 309-4 619-39 928-61s618-29 927-13c310 15 619 55 928 61 309 7 618-18 929-20 309-2 618 20 927 43 309 22 619 43 928 46 309 2 618-15 927-32 310-18 619-36 928-39 310-4 619 6 929 13 309 7 618 12 927 23s619 30 928 39c309 8 618 6 927 9 310 3 620 12 929 16s618 4 928 4c309 0 618 0 927-11s619-35 928-80 618-111 929-137c309-27 618-13 927 5s619 39 928 63c309 23 618 48 927 58 310 9 619 3 928-10 310-13 619-35 929-35 309 0 618 23 927 28 309 6 619-5 928 3 309 7 618 33 927 16 310-17 620-78 929-88s618 31 928 65c309 34 618 62 927 57 309-4 619-41 928-54s618 0 928-22c310-21 619-75 928-101 309-25 618-22 928-49 309-25 618-81 927-59 309 23 619 124 928 141 310 17 619-50 928-80 310-28 619-20 928-443s618-1277 928-1994c309-717 618-1299 927-981 309 319 620 1536 929 2182 309 645 618 717 928 821 309 103 618 238 927 310 309 73 619 82 928 97s619 38 928-161c310-198 619-616 928-737 309-120 618 58 928 202 309 144 618 255 927 342s619 150 929 235c309 84 618 190 927 199 310 9 619-79 928-137s618-86 928-98c309-12 618-8 927 0 310 9 620 23 929 22 309-3 618-19 927 0 310 18 619 71 928 118s618 88 928 119c309 32 619 54 928 1 309-54 619-182 928-209 309-25 618 51 927-223 310-276 619-901 928-1135 309-233 618-71 929 59 309 132 618 234 927 383s619 343 928 520c309 178 618 337 927 361 310 25 619-87 928-1007 310-920 620-2647 929-5415 309-2767 618-6575 927-8479 310-1904 619-1904 928-1904s618 0 928 2107c309 2107 619 6320 928 8591 309 2272 619 2602 928 2087 309-514 618-1872 927-1880 310-9 619 1330 928 2037 309 706 618 778 929 958 309 179 618 467 927 823s619 781 928 761 618-485 927-937c310-453 619-892 774-1113l154-220v1624l-154 136c-155 137-464 410-774 721-309 312-618 661-927 712-309 52-619-196-928-371-309-174-618-275-927-377-311-103-620-209-929-786-309-579-618-1629-928-1625-309 4-618 1063-927 1629-309 565-619 638-928-1047-309-1683-619-5124-928-6263-310-1140-619 21-928 423s-618 46-928 971c-309 926-618 3134-927 4672-309 1539-619 2407-929 2881-309 473-618 551-928 544-309-7-618-98-927-210-309-113-619-248-928-363-309-116-618-213-927-324-311-113-620-240-929-57-309 184-618 679-928 927-309 247-618 247-927 247s-619 0-928 0-619 0-928-8c-310-10-619-27-928-45-309-19-618-38-928-51-309-13-618-19-927-19s-619 6-929-14c-309-20-618-68-927-77-310-11-619 17-928 60-309 42-618 98-928 126-309 28-618 28-927 9-310-19-620-57-929-127-309-69-618-172-927-313-310-141-619-323-928-252-309 69-618 390-928 551-309 160-619 160-928 151-309-10-619-29-928-48-309-20-618-41-927-41-310 0-619 21-928-454-309-476-620-1447-929-1636-309-188-618 406-927 892-310 486-619 862-928 1060s-618 217-928 227c-309 9-618 9-928 9-309 0-619 0-928 0s-618 0-927 0c-310 0-619 0-928 0s-618 0-928 0-619 0-928 0-619 0-928-10-618-30-927-41c-310-12-619-14-928-10-309 5-619 17-929 19-309 2-618-6-927-9-309-2-619 2-928 4s-618 2-927 9c-310 8-619 23-929 31-309 7-618 7-928-1-309-9-618-25-927-33s-619-7-928-9-618-6-927-4c-311 2-620 11-929 21s-619 22-928 28c-309 5-618 5-927 5-310 0-619 0-928 0s-619 0-929 0c-309 0-618 0-927-8-309-9-619-25-928-35s-618-14-927-19c-310-5-619-10-929 1-309 10-618 35-928 49-309 12-618 12-927 12s-619 0-928-7-618-22-927-22c-311 0-620 15-929 22s-618 7-928 7c-309 0-618 0-927 0s-619 0-928-9c-309-11-619-29-928-29-310 0-619 18-928 29-309 9-618 9-928 1-309-9-618-25-927-25s-619 16-929 25c-309 8-618 8-927 8-310 0-619 0-928 0s-618 0-928-127c-309-126-618-379-927-445-311-65-620 57-929 25s-618-217-928-326c-309-109-618-140-927-237s-619-259-928-175c-309 85-619 414-928 612-310 197-619 262-928 185s-618-295-928-383c-309-87-618-44-927 67-309 112-619 293-929 399-309 106-618 137-927 78-310-59-619-208-773-282l-155-75z">
              <text:p/>
            </draw:path>
            <draw:frame draw:style-name="gr9" draw:text-style-name="P1" draw:layer="layout" svg:width="0.002cm" svg:height="0.964cm" svg:x="9.5cm" svg:y="39.7cm">
              <draw:text-box>
                <text:p/>
              </draw:text-box>
            </draw:frame>
            <draw:frame draw:style-name="gr9" draw:text-style-name="P1" draw:layer="layout" svg:width="0.002cm" svg:height="0.964cm" svg:x="9.5cm" svg:y="39.7cm">
              <draw:text-box>
                <text:p/>
              </draw:text-box>
            </draw:frame>
            <draw:frame draw:style-name="gr9" draw:text-style-name="P1" draw:layer="layout" svg:width="0.002cm" svg:height="0.964cm" svg:x="9.5cm" svg:y="39.7cm">
              <draw:text-box>
                <text:p/>
              </draw:text-box>
            </draw:frame>
            <draw:frame draw:style-name="gr9" draw:text-style-name="P1" draw:layer="layout" svg:width="0.002cm" svg:height="0.964cm" svg:x="9.5cm" svg:y="39.7cm">
              <draw:text-box>
                <text:p/>
              </draw:text-box>
            </draw:frame>
            <draw:frame draw:style-name="gr9" draw:text-style-name="P1" draw:layer="layout" svg:width="0.002cm" svg:height="0.964cm" svg:x="9.5cm" svg:y="39.7cm">
              <draw:text-box>
                <text:p/>
              </draw:text-box>
            </draw:frame>
            <draw:frame draw:style-name="gr9" draw:text-style-name="P1" draw:layer="layout" svg:width="0.002cm" svg:height="0.964cm" svg:x="9.5cm" svg:y="39.7cm">
              <draw:text-box>
                <text:p/>
              </draw:text-box>
            </draw:frame>
            <draw:frame draw:style-name="gr9" draw:text-style-name="P1" draw:layer="layout" svg:width="0.002cm" svg:height="0.964cm" svg:x="9.5cm" svg:y="39.7cm">
              <draw:text-box>
                <text:p/>
              </draw:text-box>
            </draw:frame>
          </draw:g>
          <draw:frame draw:style-name="gr11" draw:text-style-name="P11" draw:layer="layout" svg:width="9.1cm" svg:height="2.474cm" svg:x="18.7cm" svg:y="61.9cm">
            <draw:text-box>
              <text:p text:style-name="P10"><text:span text:style-name="T1">Elections</text:span></text:p>
            </draw:text-box>
          </draw:frame>
          <draw:frame draw:style-name="gr12" draw:text-style-name="P12" draw:layer="layout" svg:width="10.6cm" svg:height="4.697cm" svg:x="29.3cm" svg:y="61.867cm">
            <draw:text-box>
              <text:p text:style-name="P10"><text:span text:style-name="T1">Missing person</text:span></text:p>
            </draw:text-box>
          </draw:frame>
          <draw:frame draw:style-name="gr13" draw:text-style-name="P13" draw:layer="layout" svg:width="7.6cm" svg:height="4.697cm" svg:x="41.6cm" svg:y="61.8cm">
            <draw:text-box>
              <text:p text:style-name="P10"><text:span text:style-name="T1">Social leader</text:span></text:p>
            </draw:text-box>
          </draw:frame>
          <draw:frame draw:style-name="gr14" draw:text-style-name="P14" draw:layer="layout" svg:width="8.8cm" svg:height="4.8cm" svg:x="50.9cm" svg:y="61.7cm">
            <draw:text-box>
              <text:p text:style-name="P10"><text:span text:style-name="T1">Current President</text:span></text:p>
            </draw:text-box>
          </draw:frame>
          <draw:frame draw:style-name="gr15" draw:text-style-name="P15" draw:layer="layout" svg:width="9.8cm" svg:height="6.92cm" svg:x="61.2cm" svg:y="61.626cm">
            <draw:text-box>
              <text:p text:style-name="P10"><text:span text:style-name="T1">Former Planning minister</text:span></text:p>
            </draw:text-box>
          </draw:frame>
          <draw:frame draw:style-name="gr16" draw:text-style-name="P16" draw:layer="layout" svg:width="11.8cm" svg:height="4.697cm" svg:x="72.5cm" svg:y="61.626cm">
            <draw:text-box>
              <text:p text:style-name="P10"><text:span text:style-name="T1">Former Vice-President</text:span></text:p>
            </draw:text-box>
          </draw:frame>
          <draw:frame draw:style-name="gr17" draw:text-style-name="P17" draw:layer="layout" svg:width="11.1cm" svg:height="4.697cm" svg:x="85.8cm" svg:y="61.6cm">
            <draw:text-box>
              <text:p text:style-name="P10"><text:span text:style-name="T1">Prosecutor's death</text:span></text:p>
            </draw:text-box>
          </draw:frame>
          <draw:frame draw:style-name="gr18" draw:text-style-name="P18" draw:layer="layout" svg:width="9.6cm" svg:height="6.136cm" svg:x="9.2cm" svg:y="4.364cm">
            <draw:text-box>
              <text:p text:style-name="P10"><text:span text:style-name="T2">First news about Santiago Maldonado's disappearance </text:span></text:p>
            </draw:text-box>
          </draw:frame>
          <draw:frame draw:style-name="gr19" draw:text-style-name="P18" draw:layer="layout" svg:width="5.6cm" svg:height="2.985cm" svg:x="19.7cm" svg:y="5.415cm">
            <draw:text-box>
              <text:p text:style-name="P10"><text:span text:style-name="T2">Primary elections</text:span></text:p>
            </draw:text-box>
          </draw:frame>
          <draw:frame draw:style-name="gr20" draw:text-style-name="P18" draw:layer="layout" svg:width="9.9cm" svg:height="5.619cm" svg:x="33.4cm" svg:y="3.581cm">
            <draw:text-box>
              <text:p text:style-name="P10"><text:span text:style-name="T2">March one month after Santiago Maldonado's disappearance</text:span></text:p>
            </draw:text-box>
          </draw:frame>
          <draw:frame draw:style-name="gr20" draw:text-style-name="P18" draw:layer="layout" svg:width="7.4cm" svg:height="5.619cm" svg:x="76.7cm" svg:y="6cm">
            <draw:text-box>
              <text:p text:style-name="P10"><text:span text:style-name="T2">Appearance of Santiago Maldonado's body</text:span></text:p>
            </draw:text-box>
          </draw:frame>
          <draw:frame draw:style-name="gr20" draw:text-style-name="P18" draw:layer="layout" svg:width="10.1cm" svg:height="5.619cm" svg:x="60.4cm" svg:y="3.6cm">
            <draw:text-box>
              <text:p text:style-name="P10"><text:span text:style-name="T2">March two months after Santiago Maldonado's disappearance</text:span></text:p>
            </draw:text-box>
          </draw:frame>
          <draw:frame draw:style-name="gr19" draw:text-style-name="P18" draw:layer="layout" svg:width="5.6cm" svg:height="2.985cm" svg:x="82.1cm" svg:y="1.6cm">
            <draw:text-box>
              <text:p text:style-name="P10"><text:span text:style-name="T2">General elections</text:span></text:p>
            </draw:text-box>
          </draw:frame>
          <draw:frame draw:style-name="gr21" draw:text-style-name="P18" draw:layer="layout" svg:width="5.613cm" svg:height="4.302cm" svg:x="88.687cm" svg:y="7.498cm">
            <draw:text-box>
              <text:p text:style-name="P10"><text:span text:style-name="T2">Julio De Vido's detention</text:span></text:p>
            </draw:text-box>
          </draw:frame>
          <draw:frame draw:style-name="gr21" draw:text-style-name="P18" draw:layer="layout" svg:width="5.613cm" svg:height="4.302cm" svg:x="96.487cm" svg:y="7.8cm">
            <draw:text-box>
              <text:p text:style-name="P10"><text:span text:style-name="T2">Amado Boudou's detention</text:span></text:p>
            </draw:text-box>
          </draw:frame>
          <draw:frame draw:style-name="gr19" draw:text-style-name="P18" draw:layer="layout" svg:width="7.013cm" svg:height="2.985cm" svg:x="91.887cm" svg:y="2.215cm">
            <draw:text-box>
              <text:p text:style-name="P10"><text:span text:style-name="T2">Debates on labor reform</text:span></text:p>
            </draw:text-box>
          </draw:frame>
          <draw:g>
            <draw:frame draw:style-name="gr22" draw:text-style-name="P19" draw:layer="layout" svg:width="4.132cm" svg:height="1.483cm" svg:x="13.651cm" svg:y="57.586cm">
              <draw:text-box>
                <text:p text:style-name="P10"><text:span text:style-name="T3">Aug 06</text:span></text:p>
              </draw:text-box>
            </draw:frame>
            <draw:frame draw:style-name="gr23" draw:text-style-name="P19" draw:layer="layout" svg:width="4.133cm" svg:height="1.483cm" svg:x="20.141cm" svg:y="57.586cm">
              <draw:text-box>
                <text:p text:style-name="P10"><text:span text:style-name="T3">Aug 13</text:span></text:p>
              </draw:text-box>
            </draw:frame>
            <draw:frame draw:style-name="gr23" draw:text-style-name="P19" draw:layer="layout" svg:width="4.133cm" svg:height="1.483cm" svg:x="26.63cm" svg:y="57.586cm">
              <draw:text-box>
                <text:p text:style-name="P10"><text:span text:style-name="T3">Aug 20</text:span></text:p>
              </draw:text-box>
            </draw:frame>
            <draw:frame draw:style-name="gr22" draw:text-style-name="P19" draw:layer="layout" svg:width="4.132cm" svg:height="1.483cm" svg:x="33.121cm" svg:y="57.586cm">
              <draw:text-box>
                <text:p text:style-name="P10"><text:span text:style-name="T3">Aug 27</text:span></text:p>
              </draw:text-box>
            </draw:frame>
            <draw:frame draw:style-name="gr24" draw:text-style-name="P19" draw:layer="layout" svg:width="4.051cm" svg:height="1.483cm" svg:x="39.61cm" svg:y="57.586cm">
              <draw:text-box>
                <text:p text:style-name="P10"><text:span text:style-name="T3">Sep 03</text:span></text:p>
              </draw:text-box>
            </draw:frame>
            <draw:frame draw:style-name="gr24" draw:text-style-name="P19" draw:layer="layout" svg:width="4.051cm" svg:height="1.483cm" svg:x="46.1cm" svg:y="57.586cm">
              <draw:text-box>
                <text:p text:style-name="P10"><text:span text:style-name="T3">Sep 10</text:span></text:p>
              </draw:text-box>
            </draw:frame>
            <draw:frame draw:style-name="gr24" draw:text-style-name="P19" draw:layer="layout" svg:width="4.051cm" svg:height="1.483cm" svg:x="52.59cm" svg:y="57.586cm">
              <draw:text-box>
                <text:p text:style-name="P10"><text:span text:style-name="T3">Sep 17</text:span></text:p>
              </draw:text-box>
            </draw:frame>
            <draw:frame draw:style-name="gr24" draw:text-style-name="P19" draw:layer="layout" svg:width="4.051cm" svg:height="1.483cm" svg:x="59.08cm" svg:y="57.586cm">
              <draw:text-box>
                <text:p text:style-name="P10"><text:span text:style-name="T3">Sep 24</text:span></text:p>
              </draw:text-box>
            </draw:frame>
            <draw:frame draw:style-name="gr25" draw:text-style-name="P19" draw:layer="layout" svg:width="3.87cm" svg:height="1.483cm" svg:x="65.569cm" svg:y="57.586cm">
              <draw:text-box>
                <text:p text:style-name="P10"><text:span text:style-name="T3">Oct 01</text:span></text:p>
              </draw:text-box>
            </draw:frame>
            <draw:frame draw:style-name="gr26" draw:text-style-name="P19" draw:layer="layout" svg:width="3.869cm" svg:height="1.483cm" svg:x="72.06cm" svg:y="57.586cm">
              <draw:text-box>
                <text:p text:style-name="P10"><text:span text:style-name="T3">Oct 08</text:span></text:p>
              </draw:text-box>
            </draw:frame>
            <draw:frame draw:style-name="gr25" draw:text-style-name="P19" draw:layer="layout" svg:width="3.87cm" svg:height="1.483cm" svg:x="78.549cm" svg:y="57.586cm">
              <draw:text-box>
                <text:p text:style-name="P10"><text:span text:style-name="T3">Oct 15</text:span></text:p>
              </draw:text-box>
            </draw:frame>
            <draw:frame draw:style-name="gr25" draw:text-style-name="P19" draw:layer="layout" svg:width="3.87cm" svg:height="1.483cm" svg:x="85.039cm" svg:y="57.586cm">
              <draw:text-box>
                <text:p text:style-name="P10"><text:span text:style-name="T3">Oct 22</text:span></text:p>
              </draw:text-box>
            </draw:frame>
            <draw:frame draw:style-name="gr26" draw:text-style-name="P19" draw:layer="layout" svg:width="3.869cm" svg:height="1.483cm" svg:x="91.53cm" svg:y="57.586cm">
              <draw:text-box>
                <text:p text:style-name="P10"><text:span text:style-name="T3">Oct 29</text:span></text:p>
              </draw:text-box>
            </draw:frame>
            <draw:frame draw:style-name="gr23" draw:text-style-name="P19" draw:layer="layout" svg:width="4.133cm" svg:height="1.483cm" svg:x="7.921cm" svg:y="57.587cm">
              <draw:text-box>
                <text:p text:style-name="P10"><text:span text:style-name="T3">Jul 31</text:span></text:p>
              </draw:text-box>
            </draw:frame>
            <draw:frame draw:style-name="gr25" draw:text-style-name="P19" draw:layer="layout" svg:width="3.87cm" svg:height="1.483cm" svg:x="97.73cm" svg:y="57.587cm">
              <draw:text-box>
                <text:p text:style-name="P10"><text:span text:style-name="T3">Nov 5</text:span></text:p>
              </draw:text-box>
            </draw:frame>
          </draw:g>
          <draw:frame draw:style-name="gr27" draw:text-style-name="P20" draw:layer="layout" svg:width="5.4cm" svg:height="3.409cm" svg:x="2.8cm" svg:y="24.922cm">
            <draw:text-box>
              <text:p text:style-name="P10"><text:span text:style-name="T4">MA</text:span></text:p>
            </draw:text-box>
          </draw:frame>
          <draw:frame draw:style-name="gr28" draw:text-style-name="P21" draw:layer="layout" svg:width="5.4cm" svg:height="3.579cm" svg:x="2.8cm" svg:y="45.922cm">
            <draw:text-box>
              <text:p text:style-name="P10"><text:span text:style-name="T5">PA</text:span></text:p>
            </draw:text-box>
          </draw:frame>
          <draw:line draw:style-name="gr29" draw:text-style-name="P22" draw:layer="layout" svg:x1="16.102cm" svg:y1="51.6cm" svg:x2="16.1cm" svg:y2="11.193cm">
            <text:p/>
          </draw:line>
          <draw:line draw:style-name="gr29" draw:text-style-name="P22" draw:layer="layout" svg:x1="21.702cm" svg:y1="50.3cm" svg:x2="21.7cm" svg:y2="9.893cm">
            <text:p/>
          </draw:line>
          <draw:line draw:style-name="gr29" draw:text-style-name="P22" draw:layer="layout" svg:x1="39.802cm" svg:y1="50.507cm" svg:x2="39.8cm" svg:y2="10.1cm">
            <text:p/>
          </draw:line>
          <draw:line draw:style-name="gr29" draw:text-style-name="P22" draw:layer="layout" svg:x1="67.1cm" svg:y1="50.207cm" svg:x2="67.098cm" svg:y2="9.8cm">
            <text:p/>
          </draw:line>
          <draw:line draw:style-name="gr29" draw:text-style-name="P22" draw:layer="layout" svg:x1="81.6cm" svg:y1="41.5cm" svg:x2="81.598cm" svg:y2="12.293cm">
            <text:p/>
          </draw:line>
          <draw:line draw:style-name="gr29" draw:text-style-name="P22" draw:layer="layout" svg:x1="86.502cm" svg:y1="45.607cm" svg:x2="86.5cm" svg:y2="5.2cm">
            <text:p/>
          </draw:line>
          <draw:line draw:style-name="gr29" draw:text-style-name="P22" draw:layer="layout" svg:x1="90.1cm" svg:y1="46.7cm" svg:x2="90.098cm" svg:y2="12.6cm">
            <text:p/>
          </draw:line>
          <draw:line draw:style-name="gr29" draw:text-style-name="P22" draw:layer="layout" svg:x1="95cm" svg:y1="43.5cm" svg:x2="95.1cm" svg:y2="5.8cm">
            <text:p/>
          </draw:line>
          <draw:line draw:style-name="gr29" draw:text-style-name="P22" draw:layer="layout" svg:x1="98cm" svg:y1="46.6cm" svg:x2="97.998cm" svg:y2="12.5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marker-start="Arrow" draw:marker-start-width="1cm" draw:marker-end="Arrow" draw:marker-end-width="0cm" draw:fill="none" draw:fill-gradient-name="Gradient_20_3" draw:fill-hatch-name="Hatching_20_1" draw:fill-image-name="Bitmap_20_1" draw:fill-image-width="0cm" draw:fill-image-height="0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5cm" fo:page-height="7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7</meta:editing-cycles>
    <meta:editing-duration>PT13M10S</meta:editing-duration>
    <dc:date>2018-05-15T15:10:05.045273373</dc:date>
    <meta:generator>LibreOffice/4.4.6.3$Linux_X86_64 LibreOffice_project/40m0$Build-3</meta:generator>
    <meta:document-statistic meta:object-count="101"/>
  </office:meta>
</office:document-meta>
</file>